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B5" style:family="table-cell">
      <style:table-cell-properties fo:padding="0.0382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B5" style:family="table-cell">
      <style:table-cell-properties fo:padding="0.0382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B5" style:family="table-cell">
      <style:table-cell-properties fo:padding="0.0382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B5" style:family="table-cell">
      <style:table-cell-properties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C5" style:family="table-cell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C5" style:family="table-cell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C5" style:family="table-cell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C5" style:family="table-cell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B5" style:family="table-cell">
      <style:table-cell-properties fo:padding="0.0382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C5" style:family="table-cell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C5" style:family="table-cell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B5" style:family="table-cell">
      <style:table-cell-properties fo:padding="0.0382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9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9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5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6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9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style:font-name="Arial" fo:font-size="10pt" style:font-size-asian="10pt" style:font-name-complex="Ari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6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8" style:family="paragraph" style:parent-style-name="Standard" style:master-page-name="First_20_Page">
      <style:paragraph-properties fo:text-align="center" style:justify-single-word="false" style:page-number="auto"/>
      <style:text-properties style:font-name="Arial" style:font-name-complex="Arial"/>
    </style:style>
    <style:style style:name="P6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asian="Arial" style:font-name-complex="Arial"/>
    </style:style>
    <style:style style:name="T5" style:family="text">
      <style:text-properties style:font-name="Arial" fo:language="en" fo:country="US" style:font-name-complex="Symbol1"/>
    </style:style>
    <style:style style:name="T6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7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8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9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10" style:family="text">
      <style:text-properties style:font-name="Arial" fo:language="ru" fo:country="RU" fo:font-weight="bold" style:font-weight-asian="bold" style:font-name-complex="Arial" style:font-weight-complex="bold"/>
    </style:style>
    <style:style style:name="T11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2" style:family="text">
      <style:text-properties style:font-name="Arial" fo:font-size="10pt" style:font-size-asian="10pt" style:font-name-complex="Ari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/>
    </style:style>
    <style:style style:name="T19" style:family="text">
      <style:text-properties style:font-name="Arial" fo:font-size="10pt" fo:language="en" fo:country="US" style:font-size-asian="10pt" style:font-name-complex="Arial" style:font-size-complex="10pt"/>
    </style:style>
    <style:style style:name="T20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1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style:font-style-asian="italic" style:font-name-complex="Symbol1" style:font-style-complex="italic"/>
    </style:style>
    <style:style style:name="T26" style:family="text">
      <style:text-properties fo:language="en" fo:country="US" fo:font-style="italic" style:font-style-asian="italic" style:font-name-complex="Tahoma" style:font-style-complex="italic"/>
    </style:style>
    <style:style style:name="T27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8" style:family="text">
      <style:text-properties fo:language="en" fo:country="US" style:text-underline-style="solid" style:text-underline-width="auto" style:text-underline-color="font-color"/>
    </style:style>
    <style:style style:name="T29" style:family="text">
      <style:text-properties fo:language="en" fo:country="US" style:text-underline-style="solid" style:text-underline-width="auto" style:text-underline-color="font-color" style:font-name-complex="Arial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4" style:family="text">
      <style:text-properties fo:language="en" fo:country="US" style:font-weight-complex="bold"/>
    </style:style>
    <style:style style:name="T35" style:family="text">
      <style:text-properties fo:language="en" fo:country="US" style:font-name-asian="Symbol1" style:font-name-complex="Symbol1" style:font-weight-complex="bold"/>
    </style:style>
    <style:style style:name="T36" style:family="text">
      <style:text-properties fo:language="en" fo:country="US" style:font-name-complex="Symbol1"/>
    </style:style>
    <style:style style:name="T37" style:family="text">
      <style:text-properties fo:language="en" fo:country="US" style:font-name-complex="Symbol1" style:font-weight-complex="bold"/>
    </style:style>
    <style:style style:name="T38" style:family="text">
      <style:text-properties fo:language="en" fo:country="US" style:font-name-complex="Arial"/>
    </style:style>
    <style:style style:name="T3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2" style:family="text">
      <style:text-properties style:font-name="Symbol" fo:language="en" fo:country="US" style:font-name-complex="Symbol"/>
    </style:style>
    <style:style style:name="T43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text-underline-style="none"/>
    </style:style>
    <style:style style:name="T4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text-position="super 58%" fo:language="en" fo:country="US" fo:font-style="italic" style:font-style-asian="italic" style:font-style-complex="italic"/>
    </style:style>
    <style:style style:name="T48" style:family="text">
      <style:text-properties style:text-position="super 58%" style:font-name="Arial"/>
    </style:style>
    <style:style style:name="T49" style:family="text">
      <style:text-properties style:text-position="super 58%" style:font-name="Times New Roman1"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name-complex="Symbol1" style:font-style-complex="italic"/>
    </style:style>
    <style:style style:name="T52" style:family="text">
      <style:text-properties style:text-position="sub 58%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7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9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60" style:family="text">
      <style:text-properties style:text-position="sub 58%" style:font-name="Times New Roman"/>
    </style:style>
    <style:style style:name="T61" style:family="text">
      <style:text-properties style:text-position="sub 58%" style:font-name="Times New Roman" fo:language="en" fo:country="US"/>
    </style:style>
    <style:style style:name="T6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fo:language="ru" fo:country="RU"/>
    </style:style>
    <style:style style:name="T66" style:family="text">
      <style:text-properties fo:language="ru" fo:country="RU" fo:font-style="italic" style:font-style-asian="italic" style:font-name-complex="Tahoma" style:font-style-complex="italic"/>
    </style:style>
    <style:style style:name="T67" style:family="text">
      <style:text-properties style:font-name="Times New Roman1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style-complex="italic"/>
    </style:style>
    <style:style style:name="T69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70" style:family="text">
      <style:text-properties style:font-name="Times New Roman1" fo:language="en" fo:country="US" fo:font-style="normal" style:font-style-asian="normal" style:font-style-complex="normal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fo:language="en" fo:country="US" fo:background-color="transparent"/>
    </style:style>
    <style:style style:name="T73" style:family="text">
      <style:text-properties style:font-name="Times New Roman" style:font-name-complex="Symbol1"/>
    </style:style>
    <style:style style:name="T74" style:family="text">
      <style:text-properties style:text-position="0% 100%"/>
    </style:style>
    <style:style style:name="T75" style:family="text">
      <style:text-properties style:text-position="0% 100%" style:font-name-asian="Times New Roman" style:font-name-complex="Times New Roman"/>
    </style:style>
    <style:style style:name="T76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8" style:family="text">
      <style:text-properties style:text-position="0% 100%" style:text-underline-style="none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2" style:family="text">
      <style:text-properties style:text-position="0% 100%" fo:language="en" fo:country="US" fo:font-style="italic" style:font-style-asian="italic" style:font-style-complex="italic"/>
    </style:style>
    <style:style style:name="T83" style:family="text">
      <style:text-properties style:text-position="0% 100%" fo:language="en" fo:country="US" fo:font-style="normal" style:font-style-asian="normal" style:font-style-complex="normal"/>
    </style:style>
    <style:style style:name="T84" style:family="text">
      <style:text-properties style:font-name-complex="Tahoma"/>
    </style:style>
    <style:style style:name="T85" style:family="text">
      <style:text-properties style:use-window-font-color="true"/>
    </style:style>
    <style:style style:name="T8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0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1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2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3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4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7" style:family="text">
      <style:text-properties style:use-window-font-color="true" style:text-position="super 58%"/>
    </style:style>
    <style:style style:name="T98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9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0" style:family="text">
      <style:text-properties style:use-window-font-color="true" style:text-position="super 58%" fo:language="en" fo:country="US" style:font-name-complex="Times New Roman"/>
    </style:style>
    <style:style style:name="T101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2" style:family="text">
      <style:text-properties style:use-window-font-color="true" style:text-position="0% 100%"/>
    </style:style>
    <style:style style:name="T103" style:family="text">
      <style:text-properties style:use-window-font-color="true" style:text-position="0% 100%" fo:language="en" fo:country="US"/>
    </style:style>
    <style:style style:name="T104" style:family="text">
      <style:text-properties style:use-window-font-color="true" style:text-position="0% 100%" fo:language="en" fo:country="US" style:font-name-asian="Symbol1" style:font-name-complex="Symbol1"/>
    </style:style>
    <style:style style:name="T105" style:family="text">
      <style:text-properties style:use-window-font-color="true" style:text-position="0% 100%" fo:language="en" fo:country="US" style:font-name-complex="Times New Roman"/>
    </style:style>
    <style:style style:name="T106" style:family="text">
      <style:text-properties style:use-window-font-color="true" style:text-position="0% 100%" fo:language="en" fo:country="US" style:font-name-complex="Symbol1"/>
    </style:style>
    <style:style style:name="T107" style:family="text">
      <style:text-properties style:use-window-font-color="true" style:text-position="0% 100%" style:font-name="Symbol1" fo:language="en" fo:country="US" style:font-name-complex="Symbol1"/>
    </style:style>
    <style:style style:name="T108" style:family="text">
      <style:text-properties style:use-window-font-color="true" style:text-position="0% 100%" style:font-name="Arial" fo:language="en" fo:country="US" style:font-name-complex="Symbol1"/>
    </style:style>
    <style:style style:name="T109" style:family="text">
      <style:text-properties style:use-window-font-color="true" style:text-underline-style="solid" style:text-underline-width="auto" style:text-underline-color="font-color"/>
    </style:style>
    <style:style style:name="T110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1" style:family="text">
      <style:text-properties style:use-window-font-color="true" style:font-name="Symbol1" fo:language="en" fo:country="US" style:font-name-complex="Symbol1"/>
    </style:style>
    <style:style style:name="T112" style:family="text">
      <style:text-properties style:use-window-font-color="true" fo:language="en" fo:country="US"/>
    </style:style>
    <style:style style:name="T113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4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5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6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8" style:family="text">
      <style:text-properties style:use-window-font-color="true" style:font-name="Arial" fo:language="en" fo:country="US" style:font-name-complex="Symbol1"/>
    </style:style>
    <style:style style:name="T119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0" style:family="text">
      <style:text-properties style:font-name-asian="Times New Roman" style:font-name-complex="Times New Roman"/>
    </style:style>
    <style:style style:name="T121" style:family="text">
      <style:text-properties style:font-name-complex="Symbol1"/>
    </style:style>
    <style:style style:name="T122" style:family="text">
      <style:text-properties style:font-name-complex="Arial"/>
    </style:style>
    <style:style style:name="T123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4" style:family="text">
      <style:text-properties style:font-name="Symbol1" fo:language="en" fo:country="US" style:font-name-complex="Symbol1"/>
    </style:style>
    <style:style style:name="T125" style:family="text">
      <style:text-properties style:font-name-complex="Times New Roman"/>
    </style:style>
    <style:style style:name="T126" style:family="text">
      <style:text-properties style:font-name="Arial1" fo:language="en" fo:country="US"/>
    </style:style>
    <style:style style:name="T127" style:family="text">
      <style:text-properties style:font-name="Symbol2"/>
    </style:style>
    <style:style style:name="T128" style:family="text">
      <style:text-properties style:font-name="Symbol2" fo:language="en" fo:country="US"/>
    </style:style>
    <style:style style:name="T129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46">CALIBRATION CERTIFICATE</text:p>
      <text:p text:style-name="P10"/>
      <text:p text:style-name="P5"/>
      <text:p text:style-name="P30"><text:span text:style-name="T18">Type: </text:span><text:span text:style-name="T16">Radiation monitor AT1117M</text:span><text:span text:style-name="T20"><text:tab/></text:span><text:span text:style-name="T18">Date of calibration: </text:span><text:span text:style-name="T17">$date</text:span><text:span text:style-name="T14">.</text:span></text:p>
      <text:p text:style-name="P8"/>
      <text:p text:style-name="P11"/>
      <text:p text:style-name="Standard"><text:span text:style-name="T18">SN</text:span><text:span text:style-name="T12">: </text:span><text:span text:style-name="T15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2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7"><text:span text:style-name="T23">PU detector</text:span>: 1.0 <text:span text:style-name="T124"></text:span><text:span text:style-name="T23">Sv/h</text:span> – 1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7"><text:span text:style-name="T126">PU-2 detector: 1.0 </text:span><text:span text:style-name="T127">m</text:span><text:span text:style-name="T126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"><text:span text:style-name="T23">PU-4 detector</text:span>: <text:span text:style-name="T23">0</text:span>.<text:span text:style-name="T23">3</text:span> Sv/h – <text:span text:style-name="T23">0</text:span>.<text:span text:style-name="T23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"><text:span text:style-name="T23">BDKG-01</text:span>: <text:span text:style-name="T23">0</text:span>.<text:span text:style-name="T23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"><text:span text:style-name="T23">BDKG</text:span><text:span text:style-name="T65">-03</text:span>: <text:span text:style-name="T23">30</text:span>.0 <text:span text:style-name="T6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7"><text:span text:style-name="T23">BDKG</text:span><text:span text:style-name="T65">-0</text:span><text:span text:style-name="T23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7"><text:span text:style-name="T23">BDKG</text:span><text:span text:style-name="T65">-0</text:span><text:span text:style-name="T23">5</text:span>: <text:span text:style-name="T23">30</text:span>.0 <text:span text:style-name="T6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7"><text:span text:style-name="T23">BDKG</text:span><text:span text:style-name="T65">-</text:span><text:span text:style-name="T23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7"><text:span text:style-name="T23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7"><text:span text:style-name="T23">BDKG</text:span><text:span text:style-name="T65">-</text:span><text:span text:style-name="T23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7"><text:span text:style-name="T23">BDKG</text:span><text:span text:style-name="T65">-</text:span><text:span text:style-name="T23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6"><text:span text:style-name="T126">BDKR-01: 0.05 </text:span><text:span text:style-name="T128">m</text:span><text:span text:style-name="T126">Sv/h – 100 </text:span><text:span text:style-name="T128">m</text:span><text:span text:style-name="T126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7"><text:span text:style-name="T34">BDPS-02: </text:span><text:span text:style-name="T35"></text:span><text:span text:style-name="T34"> 0.10 </text:span><text:span text:style-name="T37"></text:span><text:span text:style-name="T34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1"><text:span text:style-name="T23">Flux density</text:span> <text:span text:style-name="T23">measurement limits of </text:span>α <text:span text:style-name="T23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6"><text:span text:style-name="T23">BDPA</text:span>-01: <text:span text:style-name="T124"></text:span> 0.1 – 10<text:span text:style-name="T44">5</text:span> <text:span text:style-name="T23">min</text:span><text:span text:style-name="T44">-1</text:span><text:span text:style-name="T124"> </text:span><text:span text:style-name="T5">c</text:span><text:span text:style-name="T23">m</text:span><text:span text:style-name="T44">-2</text:span><text:span text:style-name="T74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9"><text:span text:style-name="T113">BDPA</text:span><text:span text:style-name="T85">-02: </text:span><text:span text:style-name="T110"></text:span><text:span text:style-name="T109"> 0.05 <text:s/>– 5</text:span><text:span text:style-name="T110"></text:span><text:span text:style-name="T109">10</text:span><text:span text:style-name="T101">4</text:span><text:span text:style-name="T22"> </text:span><text:span text:style-name="T113">min</text:span><text:span text:style-name="T101">-1</text:span><text:span text:style-name="T110"></text:span><text:span text:style-name="T116">c</text:span><text:span text:style-name="T113">m </text:span><text:span text:style-name="T101">-2</text:span><text:span text:style-name="T109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"><text:span text:style-name="T112">BDPS</text:span>-02: <text:span text:style-name="T42"></text:span> 2.4 – 10<text:span text:style-name="T44">6</text:span> <text:span text:style-name="T112">min</text:span><text:span text:style-name="T44">-1</text:span><text:span text:style-name="T42"></text:span><text:span text:style-name="T118">c</text:span><text:span text:style-name="T112">m</text:span><text:span text:style-name="T4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1"><text:span text:style-name="T23">Flux density</text:span> <text:span text:style-name="T23">measurement limits of β</text:span> <text:span text:style-name="T23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6"><text:span text:style-name="T23">BDPB</text:span>-01: <text:span text:style-name="T124"></text:span> 1 –5<text:span text:style-name="T124"></text:span>10<text:span text:style-name="T44">5</text:span> <text:span text:style-name="T23">min</text:span><text:span text:style-name="T44">-1</text:span><text:span text:style-name="T124"></text:span><text:span text:style-name="T5">c</text:span><text:span text:style-name="T23">m</text:span><text:span text:style-name="T4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8"><text:span text:style-name="T112">BDPB</text:span><text:span text:style-name="T85">-02: </text:span><text:span text:style-name="T111"> </text:span><text:span text:style-name="T102">0.5 <text:s/>– 1.5</text:span><text:span text:style-name="T107"></text:span><text:span text:style-name="T102">10</text:span><text:span text:style-name="T97">5</text:span><text:span text:style-name="T74"> </text:span><text:span text:style-name="T103">min</text:span><text:span text:style-name="T97">-1</text:span><text:span text:style-name="T107"></text:span><text:span text:style-name="T108">c</text:span><text:span text:style-name="T103">m</text:span><text:span text:style-name="T97">-2</text:span><text:span text:style-name="T102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"><text:span text:style-name="T112">BDPS</text:span>-02: <text:span text:style-name="T42"></text:span> 6.0 – 10<text:span text:style-name="T44">6</text:span> <text:span text:style-name="T112">min</text:span><text:span text:style-name="T44">-1</text:span><text:span text:style-name="T42"></text:span><text:span text:style-name="T118">c</text:span><text:span text:style-name="T112">m</text:span><text:span text:style-name="T45">-2</text:span><text:span text:style-name="T7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1"><text:span text:style-name="T23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6"><text:span text:style-name="T2">BDKN</text:span><text:span text:style-name="T65">-01</text:span>: 0.1 – <text:span text:style-name="T1">10</text:span><text:span text:style-name="T48">4</text:span> <text:span text:style-name="T23">s</text:span><text:span text:style-name="T44">-1</text:span><text:span text:style-name="T36">c</text:span><text:span text:style-name="T2">m</text:span><text:span text:style-name="T4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1"><text:span text:style-name="T23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6"><text:span text:style-name="T23">BDKN</text:span>-03: 0.1 <text:span text:style-name="T128">m</text:span><text:span text:style-name="T126">Sv/h</text:span> – 10.0 <text:span text:style-name="T34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2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6"><text:span text:style-name="T23">BDKG</text:span><text:span text:style-name="T65">-</text:span><text:span text:style-name="T23">30</text:span>: 0.0<text:span text:style-name="T23">2</text:span> <text:span text:style-name="T129"></text:span>Gy/h – <text:span text:style-name="T23">1</text:span> mGy/h;</text:p>
          </table:table-cell>
        </table:table-row>
      </table:table>
      <text:p text:style-name="Standard"><text:span text:style-name="T39">03: ± 20 %</text:span><text:span text:style-name="T40">БД</text:span></text:p>
      <text:p text:style-name="Standard"><text:span text:style-name="T19">Measurement error</text:span><text:span text:style-name="T13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7"><text:span text:style-name="T23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7"><text:span text:style-name="T23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7"><text:span text:style-name="T23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7"><text:span text:style-name="T23">BDKG-01</text:span>: ± <text:span text:style-name="T23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7"><text:span text:style-name="T23">BDKG</text:span><text:span text:style-name="T6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7"><text:span text:style-name="T23">BDKG</text:span><text:span text:style-name="T65">-0</text:span><text:span text:style-name="T23">4</text:span>: ± <text:span text:style-name="T23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7"><text:span text:style-name="T23">BDKG</text:span><text:span text:style-name="T65">-0</text:span><text:span text:style-name="T23">5</text:span>: ± <text:span text:style-name="T23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7"><text:span text:style-name="T23">BDKG</text:span><text:span text:style-name="T65">-</text:span><text:span text:style-name="T23">11</text:span>: ± <text:span text:style-name="T23">15</text:span> %;</text:p>
          </table:table-cell>
        </table:table-row>
      </table:table>
      <table:table table:name="tp6" table:style-name="tp6">
        <table:table-column table:style-name="tp6.A"/>
        <text:soft-page-break/>
        <table:table-row>
          <table:table-cell table:style-name="tp6.A1" office:value-type="string">
            <text:p text:style-name="P7"><text:span text:style-name="T23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7"><text:span text:style-name="T23">BDKG</text:span><text:span text:style-name="T65">-</text:span><text:span text:style-name="T23">24</text:span>: ± <text:span text:style-name="T23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6"><text:span text:style-name="T23">BDKG</text:span><text:span text:style-name="T65">-</text:span><text:span text:style-name="T23">30</text:span>: ± <text:span text:style-name="T23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7"><text:span text:style-name="T23">BDKG</text:span><text:span text:style-name="T65">-</text:span><text:span text:style-name="T23">32</text:span>: ± <text:span text:style-name="T23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6"><text:span text:style-name="T23">BDKN</text:span><text:span text:style-name="T6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6"><text:span text:style-name="T23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6"><text:span text:style-name="T23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7"><text:span text:style-name="T28">BDPA</text:span><text:span text:style-name="T22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6"><text:span text:style-name="T23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6"><text:span text:style-name="T23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6"><text:span text:style-name="T23">BDKR</text:span><text:span text:style-name="T65">-01</text:span>: ± <text:span text:style-name="T23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2" text:outline-level="2"><text:span text:style-name="T125">BDPS-02: </text:span><text:span text:style-name="T30"> </text:span><text:span text:style-name="T31">2,4 – 30 min</text:span><text:span text:style-name="T46">-1</text:span><text:span text:style-name="T30"> </text:span><text:span text:style-name="T31">sm</text:span><text:span text:style-name="T46">- 2 <text:s/></text:span><text:span text:style-name="T79">–</text:span><text:span text:style-name="T46"> <text:s/></text:span><text:span text:style-name="T80">± 30 %</text:span></text:h>
            <text:p text:style-name="P63"><text:span text:style-name="T81"> </text:span><text:span text:style-name="T79">30 <text:s/>– <text:s text:c="2"/>10</text:span><text:span text:style-name="T46">6</text:span><text:span text:style-name="T79"> min</text:span><text:span text:style-name="T46">-1</text:span><text:span text:style-name="T81"> </text:span><text:span text:style-name="T79">sm</text:span><text:span text:style-name="T46">- 2 <text:s/></text:span><text:span text:style-name="T79">–</text:span><text:span text:style-name="T46"> <text:s/></text:span><text:span text:style-name="T80">± 20 %</text:span></text:p>
            <text:list xml:id="list2245165786782626037" text:style-name="WW8Num2">
              <text:list-item>
                <text:p text:style-name="P69"><text:span text:style-name="T32"></text:span><text:span text:style-name="T33"> </text:span><text:span text:style-name="T31">6 – 10</text:span><text:span text:style-name="T46">6</text:span><text:span text:style-name="T31"> min</text:span><text:span text:style-name="T46">-1</text:span><text:span text:style-name="T30"></text:span><text:span text:style-name="T31"> sm</text:span><text:span text:style-name="T46">- 2 <text:s text:c="2"/></text:span><text:span text:style-name="T79">–</text:span><text:span text:style-name="T46"> <text:s/></text:span><text:span text:style-name="T80">± 20 %</text:span></text:p>
              </text:list-item>
            </text:list>
            <text:h text:style-name="P73" text:outline-level="2"><text:span text:style-name="T104"> </text:span><text:span text:style-name="T105">0.10 </text:span><text:span text:style-name="T106"></text:span><text:span text:style-name="T105">Sv/h – 30 mSv/h</text:span><text:span text:style-name="T100"> <text:s/></text:span><text:span text:style-name="T105">–</text:span><text:span text:style-name="T100"> <text:s/></text:span><text:span text:style-name="T105">± 20 %</text:span></text:h>
          </table:table-cell>
        </table:table-row>
      </table:table>
      <text:p text:style-name="P45"/>
      <text:p text:style-name="P9">Operating conditions:</text:p>
      <text:p text:style-name="P6"/>
      <text:list xml:id="list5491689278829739152" text:style-name="L1">
        <text:list-item>
          <text:p text:style-name="P70"><text:span text:style-name="T38">Air temperature<text:tab/></text:span><text:span text:style-name="T122"><text:tab/><text:tab/><text:tab/>+</text:span><text:span text:style-name="T38">$temp</text:span><text:span text:style-name="T122"> °</text:span><text:span text:style-name="T38">C</text:span></text:p>
        </text:list-item>
        <text:list-item>
          <text:p text:style-name="P70"><text:span text:style-name="T38">Atmospheric pressure<text:tab/></text:span><text:span text:style-name="T38"><text:tab/><text:tab/><text:tab/>98,5 kPa</text:span></text:p>
        </text:list-item>
        <text:list-item>
          <text:p text:style-name="P70"><text:span text:style-name="T38">Relative humidity<text:tab/><text:tab/></text:span><text:span text:style-name="T38"><text:tab/><text:tab/>$vlag %</text:span></text:p>
        </text:list-item>
        <text:list-item>
          <text:p text:style-name="P71">Gamma radiation background<text:tab/><text:tab/><text:tab/>$bground <text:s/>mSv/h</text:p>
        </text:list-item>
      </text:list>
      <text:p text:style-name="Standard"><text:span text:style-name="Знак_20_примечания"/></text:p>
      <text:p text:style-name="P64"><text:span text:style-name="T9">Calibration means</text:span><text:span text:style-name="T21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60">- <text:span text:style-name="T8">standard dosimetry facility </text:span><text:span text:style-name="T11">AT-130, N 01</text:span><text:span text:style-name="T8">3</text:span><text:span text:style-name="T11">, </text:span><text:span text:style-name="T8">Cs</text:span>-137, <text:span text:style-name="T23">error</text:span> 5%, <text:span text:style-name="T11">the Certificate of Compliance <text:s/>N</text:span>210/<text:span text:style-name="T23">1426-2018 on 22.10.2018</text:span><text:span text:style-name="T11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0">- <text:span text:style-name="T8">standard dosimetry facility </text:span><text:span text:style-name="T11">AT-130, N 01</text:span><text:span text:style-name="T8">5</text:span><text:span text:style-name="T11">, </text:span><text:span text:style-name="T8">Cs</text:span>-137-137, <text:span text:style-name="T23">error</text:span> <text:span text:style-name="T23">4 </text:span>%, <text:span text:style-name="T11">the Certificate of Compliance <text:s/>N</text:span>210/ <text:span text:style-name="T23">1427-2018 on</text:span> <text:span text:style-name="T23">23.10.2018</text:span><text:span text:style-name="T11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0">- <text:span text:style-name="T6">collimated beams of neutrons on the standard facility UPN-AT140 №001 with the set of Pu - </text:span><text:span text:style-name="T7"></text:span><text:span text:style-name="T6"> - Be neutron radiation sources (certificates of Compliance N</text:span><text:span text:style-name="T8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0">- <text:span text:style-name="T8">alpha radiation source of Pu-239:</text:span> 4П9, 5П9, 6П9, <text:span text:style-name="T8">error of ± 6 %, the certificateN </text:span><text:span text:style-name="T65">МН0105687-4818</text:span><text:span text:style-name="T23"> <text:s/></text:span><text:span text:style-name="T8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0"><text:span text:style-name="T65">- beta radiation source of <text:s/>Sr-90+Y-90:</text:span> 4С0, 5С0, 6С0, <text:span text:style-name="T23">error of</text:span> <text:span text:style-name="T121"></text:span>6%, <text:span text:style-name="T8">the certificate N </text:span>МН0100818-4818<text:span text:style-name="T23"> </text:span><text:span text:style-name="T8">issued by BelGIM, Minsk, the Republic of Belarus</text:span><text:span text:style-name="T117">;</text:span></text:p>
          </table:table-cell>
        </table:table-row>
      </table:table>
      <text:p text:style-name="P4"/>
      <text:p text:style-name="P12">Calibration data</text:p>
      <text:p text:style-name="P10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5"><text:span text:style-name="T123">PU (</text:span><text:span text:style-name="T41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15.B2" table:number-rows-spanned="3" office:value-type="string">
            <text:p text:style-name="P67">Radia-tion source <text:s/>number</text:p>
          </table:table-cell>
          <table:table-cell table:style-name="t15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15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5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5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15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2"><text:span text:style-name="T50">H</text:span><text:span text:style-name="T52">1</text:span></text:p>
          </table:table-cell>
          <table:table-cell table:style-name="t15.D3" office:value-type="string">
            <text:p text:style-name="P41"><text:span text:style-name="T24">H</text:span><text:span text:style-name="T52">2</text:span></text:p>
          </table:table-cell>
          <table:table-cell table:style-name="t15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5"><text:span text:style-name="T23">20</text:span> <text:span text:style-name="T65">Sv/h</text:span></text:p>
          </table:table-cell>
          <table:table-cell table:style-name="t15.D3" office:value-type="string">
            <text:p text:style-name="P22">$15-30</text:p>
          </table:table-cell>
          <table:table-cell table:style-name="t15.D3" office:value-type="string">
            <text:p text:style-name="P22">$15-40</text:p>
          </table:table-cell>
          <table:table-cell table:style-name="t15.D3" office:value-type="string">
            <text:p text:style-name="P22">$15-50</text:p>
          </table:table-cell>
          <table:table-cell table:style-name="t15.D3" office:value-type="string">
            <text:p text:style-name="P22">$15-60</text:p>
          </table:table-cell>
          <table:table-cell table:style-name="t15.D3" office:value-type="string">
            <text:p text:style-name="P22">$15-70</text:p>
          </table:table-cell>
          <table:table-cell table:style-name="t15.D3" office:value-type="string">
            <text:p text:style-name="P22">$15-80</text:p>
          </table:table-cell>
          <table:table-cell table:style-name="t15.D3" office:value-type="string">
            <text:p text:style-name="P23">$15-00</text:p>
          </table:table-cell>
          <table:table-cell table:style-name="t15.D3" office:value-type="string">
            <text:p text:style-name="P22">$15-10</text:p>
          </table:table-cell>
          <table:table-cell table:style-name="t15.D3" office:value-type="string">
            <text:p text:style-name="P22">$15-20</text:p>
          </table:table-cell>
          <table:table-cell table:style-name="t15.K5" table:number-rows-spanned="5" office:value-type="string">
            <text:p text:style-name="P21">±<text:span text:style-name="T23">15</text:span></text:p>
          </table:table-cell>
        </table:table-row>
        <table:table-row>
          <table:table-cell table:style-name="t15.A5" office:value-type="string">
            <text:p text:style-name="P15">7<text:span text:style-name="T23">0</text:span> <text:span text:style-name="T65">Sv/h</text:span></text:p>
          </table:table-cell>
          <table:table-cell table:style-name="t15.D3" office:value-type="string">
            <text:p text:style-name="P22">$15-31</text:p>
          </table:table-cell>
          <table:table-cell table:style-name="t15.D3" office:value-type="string">
            <text:p text:style-name="P22">$15-41</text:p>
          </table:table-cell>
          <table:table-cell table:style-name="t15.D3" office:value-type="string">
            <text:p text:style-name="P22">$15-51</text:p>
          </table:table-cell>
          <table:table-cell table:style-name="t15.D3" office:value-type="string">
            <text:p text:style-name="P22">$15-61</text:p>
          </table:table-cell>
          <table:table-cell table:style-name="t15.D3" office:value-type="string">
            <text:p text:style-name="P22">$15-71</text:p>
          </table:table-cell>
          <table:table-cell table:style-name="t15.D3" office:value-type="string">
            <text:p text:style-name="P22">$15-81</text:p>
          </table:table-cell>
          <table:table-cell table:style-name="t15.D3" office:value-type="string">
            <text:p text:style-name="P23">$15-01</text:p>
          </table:table-cell>
          <table:table-cell table:style-name="t15.D3" office:value-type="string">
            <text:p text:style-name="P22">$15-11</text:p>
          </table:table-cell>
          <table:table-cell table:style-name="t15.D3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15"><text:span text:style-name="T23">0,</text:span>7 <text:span text:style-name="T65">mSv/h</text:span></text:p>
          </table:table-cell>
          <table:table-cell table:style-name="t15.D3" office:value-type="string">
            <text:p text:style-name="P22">$15-32</text:p>
          </table:table-cell>
          <table:table-cell table:style-name="t15.D3" office:value-type="string">
            <text:p text:style-name="P22">$15-42</text:p>
          </table:table-cell>
          <table:table-cell table:style-name="t15.D3" office:value-type="string">
            <text:p text:style-name="P22">$15-52</text:p>
          </table:table-cell>
          <table:table-cell table:style-name="t15.D3" office:value-type="string">
            <text:p text:style-name="P22">$15-62</text:p>
          </table:table-cell>
          <table:table-cell table:style-name="t15.D3" office:value-type="string">
            <text:p text:style-name="P22">$15-72</text:p>
          </table:table-cell>
          <table:table-cell table:style-name="t15.D3" office:value-type="string">
            <text:p text:style-name="P22">$15-82</text:p>
          </table:table-cell>
          <table:table-cell table:style-name="t15.D3" office:value-type="string">
            <text:p text:style-name="P23">$15-02</text:p>
          </table:table-cell>
          <table:table-cell table:style-name="t15.D3" office:value-type="string">
            <text:p text:style-name="P22">$15-12</text:p>
          </table:table-cell>
          <table:table-cell table:style-name="t15.D3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15">7 <text:span text:style-name="T65">mSv/h</text:span></text:p>
          </table:table-cell>
          <table:table-cell table:style-name="t15.D3" office:value-type="string">
            <text:p text:style-name="P22">$15-33</text:p>
          </table:table-cell>
          <table:table-cell table:style-name="t15.D3" office:value-type="string">
            <text:p text:style-name="P22">$15-43</text:p>
          </table:table-cell>
          <table:table-cell table:style-name="t15.D3" office:value-type="string">
            <text:p text:style-name="P22">$15-53</text:p>
          </table:table-cell>
          <table:table-cell table:style-name="t15.D3" office:value-type="string">
            <text:p text:style-name="P22">$15-63</text:p>
          </table:table-cell>
          <table:table-cell table:style-name="t15.D3" office:value-type="string">
            <text:p text:style-name="P22">$15-73</text:p>
          </table:table-cell>
          <table:table-cell table:style-name="t15.D3" office:value-type="string">
            <text:p text:style-name="P22">$15-83</text:p>
          </table:table-cell>
          <table:table-cell table:style-name="t15.D3" office:value-type="string">
            <text:p text:style-name="P23">$15-03</text:p>
          </table:table-cell>
          <table:table-cell table:style-name="t15.D3" office:value-type="string">
            <text:p text:style-name="P22">$15-13</text:p>
          </table:table-cell>
          <table:table-cell table:style-name="t15.D3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15"><text:span text:style-name="T23">70</text:span> <text:span text:style-name="T65">mSv/h</text:span>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$15-44</text:p>
          </table:table-cell>
          <table:table-cell table:style-name="t15.B9" office:value-type="string">
            <text:p text:style-name="P22">$15-54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3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5"><text:span text:style-name="T123">PU-2 (</text:span><text:span text:style-name="T41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16.B2" table:number-rows-spanned="3" office:value-type="string">
            <text:p text:style-name="P67">Radia-tion source <text:s/>number</text:p>
          </table:table-cell>
          <table:table-cell table:style-name="t16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6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6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16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2"><text:span text:style-name="T50">H</text:span><text:span text:style-name="T52">1</text:span></text:p>
          </table:table-cell>
          <table:table-cell table:style-name="t16.D3" office:value-type="string">
            <text:p text:style-name="P41"><text:span text:style-name="T24">H</text:span><text:span text:style-name="T52">2</text:span></text:p>
          </table:table-cell>
          <table:table-cell table:style-name="t16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5"><text:span text:style-name="T23">20</text:span> <text:span text:style-name="T65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3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5" office:value-type="string">
            <text:p text:style-name="P21">±<text:span text:style-name="T23">15</text:span></text:p>
          </table:table-cell>
        </table:table-row>
        <table:table-row>
          <table:table-cell table:style-name="t16.A5" office:value-type="string">
            <text:p text:style-name="P15">7<text:span text:style-name="T23">0</text:span> <text:span text:style-name="T65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3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15"><text:span text:style-name="T23">0,</text:span>7 <text:span text:style-name="T65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3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5" office:value-type="string">
            <text:p text:style-name="P15">7 <text:span text:style-name="T65">mSv/h</text:span></text:p>
          </table:table-cell>
          <table:table-cell table:style-name="t16.B5" office:value-type="string">
            <text:p text:style-name="P22">$16-33</text:p>
          </table:table-cell>
          <table:table-cell table:style-name="t16.B5" office:value-type="string">
            <text:p text:style-name="P22">$16-43</text:p>
          </table:table-cell>
          <table:table-cell table:style-name="t16.B5" office:value-type="string">
            <text:p text:style-name="P22">$16-53</text:p>
          </table:table-cell>
          <table:table-cell table:style-name="t16.B5" office:value-type="string">
            <text:p text:style-name="P22">$16-63</text:p>
          </table:table-cell>
          <table:table-cell table:style-name="t16.B5" office:value-type="string">
            <text:p text:style-name="P22">$16-73</text:p>
          </table:table-cell>
          <table:table-cell table:style-name="t16.B5" office:value-type="string">
            <text:p text:style-name="P22">$16-83</text:p>
          </table:table-cell>
          <table:table-cell table:style-name="t16.B5" office:value-type="string">
            <text:p text:style-name="P23">$16-03</text:p>
          </table:table-cell>
          <table:table-cell table:style-name="t16.B5" office:value-type="string">
            <text:p text:style-name="P22">$16-13</text:p>
          </table:table-cell>
          <table:table-cell table:style-name="t16.B5" office:value-type="string">
            <text:p text:style-name="P22">$16-23</text:p>
          </table:table-cell>
          <table:covered-table-cell/>
        </table:table-row>
        <table:table-row>
          <table:table-cell table:style-name="t16.A9" office:value-type="string">
            <text:p text:style-name="P15"><text:span text:style-name="T23">70</text:span> <text:span text:style-name="T65">mSv/h</text:span></text:p>
          </table:table-cell>
          <table:table-cell table:style-name="t16.B9" office:value-type="string">
            <text:p text:style-name="P22">$16-34</text:p>
          </table:table-cell>
          <table:table-cell table:style-name="t16.B9" office:value-type="string">
            <text:p text:style-name="P22">$16-44</text:p>
          </table:table-cell>
          <table:table-cell table:style-name="t16.B9" office:value-type="string">
            <text:p text:style-name="P22">$16-54</text:p>
          </table:table-cell>
          <table:table-cell table:style-name="t16.B9" office:value-type="string">
            <text:p text:style-name="P22">$16-64</text:p>
          </table:table-cell>
          <table:table-cell table:style-name="t16.B9" office:value-type="string">
            <text:p text:style-name="P22">$16-74</text:p>
          </table:table-cell>
          <table:table-cell table:style-name="t16.B9" office:value-type="string">
            <text:p text:style-name="P22">$16-84</text:p>
          </table:table-cell>
          <table:table-cell table:style-name="t16.B9" office:value-type="string">
            <text:p text:style-name="P23">$16-04</text:p>
          </table:table-cell>
          <table:table-cell table:style-name="t16.B9" office:value-type="string">
            <text:p text:style-name="P22">$16-14</text:p>
          </table:table-cell>
          <table:table-cell table:style-name="t16.B9" office:value-type="string">
            <text:p text:style-name="P22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5"><text:span text:style-name="T123">PU-4 (</text:span><text:span text:style-name="T41"></text:span><text:span text:style-name="T12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17.B2" table:number-rows-spanned="3" office:value-type="string">
            <text:p text:style-name="P67">Radia-tion source <text:s/>number</text:p>
          </table:table-cell>
          <table:table-cell table:style-name="t17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7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7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17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2"><text:span text:style-name="T50">H</text:span><text:span text:style-name="T52">1</text:span></text:p>
          </table:table-cell>
          <table:table-cell table:style-name="t17.D3" office:value-type="string">
            <text:p text:style-name="P41"><text:span text:style-name="T24">H</text:span><text:span text:style-name="T52">2</text:span></text:p>
          </table:table-cell>
          <table:table-cell table:style-name="t17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5">7<text:span text:style-name="T23">0</text:span> <text:span text:style-name="T65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3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23">15</text:span></text:p>
          </table:table-cell>
        </table:table-row>
        <table:table-row>
          <table:table-cell table:style-name="t17.A5" office:value-type="string">
            <text:p text:style-name="P15"><text:span text:style-name="T23">0,</text:span>7 <text:span text:style-name="T65">m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3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15">7 <text:span text:style-name="T65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3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15"><text:span text:style-name="T23">70</text:span> <text:span text:style-name="T65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3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6"><text:span text:style-name="T29">BDKG-01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0.B2" table:number-rows-spanned="3" office:value-type="string">
            <text:p text:style-name="P67">Radia-tion source <text:s/>number</text:p>
          </table:table-cell>
          <table:table-cell table:style-name="t0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0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0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0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0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2"><text:span text:style-name="T50">H</text:span><text:span text:style-name="T52">1</text:span></text:p>
          </table:table-cell>
          <table:table-cell table:style-name="t0.D3" office:value-type="string">
            <text:p text:style-name="P41"><text:span text:style-name="T24">H</text:span><text:span text:style-name="T52">2</text:span></text:p>
          </table:table-cell>
          <table:table-cell table:style-name="t0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5">0,7 Sv/h</text:p>
          </table:table-cell>
          <table:table-cell table:style-name="t0.B5" office:value-type="string">
            <text:p text:style-name="P22">$0-30</text:p>
          </table:table-cell>
          <table:table-cell table:style-name="t0.B5" office:value-type="string">
            <text:p text:style-name="P22">$0-40</text:p>
          </table:table-cell>
          <table:table-cell table:style-name="t0.B5" office:value-type="string">
            <text:p text:style-name="P22">$0-50</text:p>
          </table:table-cell>
          <table:table-cell table:style-name="t0.B5" office:value-type="string">
            <text:p text:style-name="P22">$0-60</text:p>
          </table:table-cell>
          <table:table-cell table:style-name="t0.B5" office:value-type="string">
            <text:p text:style-name="P22">$0-70</text:p>
          </table:table-cell>
          <table:table-cell table:style-name="t0.B5" office:value-type="string">
            <text:p text:style-name="P22">$0-80</text:p>
          </table:table-cell>
          <table:table-cell table:style-name="t0.B5" office:value-type="string">
            <text:p text:style-name="P23">$0-00</text:p>
          </table:table-cell>
          <table:table-cell table:style-name="t0.B5" office:value-type="string">
            <text:p text:style-name="P22">$0-10</text:p>
          </table:table-cell>
          <table:table-cell table:style-name="t0.B5" office:value-type="string">
            <text:p text:style-name="P22">$0-20</text:p>
          </table:table-cell>
          <table:table-cell table:style-name="t0.K5" table:number-rows-spanned="8" office:value-type="string">
            <text:p text:style-name="P21">±<text:span text:style-name="T23">15</text:span></text:p>
          </table:table-cell>
        </table:table-row>
        <table:table-row>
          <table:table-cell table:style-name="t0.A5" office:value-type="string">
            <text:p text:style-name="P15">7 Sv/h</text:p>
          </table:table-cell>
          <table:table-cell table:style-name="t0.B5" office:value-type="string">
            <text:p text:style-name="P22">$0-31</text:p>
          </table:table-cell>
          <table:table-cell table:style-name="t0.B5" office:value-type="string">
            <text:p text:style-name="P22">$0-41</text:p>
          </table:table-cell>
          <table:table-cell table:style-name="t0.B5" office:value-type="string">
            <text:p text:style-name="P22">$0-51</text:p>
          </table:table-cell>
          <table:table-cell table:style-name="t0.B5" office:value-type="string">
            <text:p text:style-name="P22">$0-61</text:p>
          </table:table-cell>
          <table:table-cell table:style-name="t0.B5" office:value-type="string">
            <text:p text:style-name="P22">$0-71</text:p>
          </table:table-cell>
          <table:table-cell table:style-name="t0.B5" office:value-type="string">
            <text:p text:style-name="P22">$0-81</text:p>
          </table:table-cell>
          <table:table-cell table:style-name="t0.B5" office:value-type="string">
            <text:p text:style-name="P23">$0-01</text:p>
          </table:table-cell>
          <table:table-cell table:style-name="t0.B5" office:value-type="string">
            <text:p text:style-name="P22">$0-11</text:p>
          </table:table-cell>
          <table:table-cell table:style-name="t0.B5" office:value-type="string">
            <text:p text:style-name="P22">$0-21</text:p>
          </table:table-cell>
          <table:covered-table-cell/>
        </table:table-row>
        <table:table-row>
          <table:table-cell table:style-name="t0.A5" office:value-type="string">
            <text:p text:style-name="P15">70 Sv/h</text:p>
          </table:table-cell>
          <table:table-cell table:style-name="t0.B5" office:value-type="string">
            <text:p text:style-name="P22">$0-32</text:p>
          </table:table-cell>
          <table:table-cell table:style-name="t0.B5" office:value-type="string">
            <text:p text:style-name="P22">$0-42</text:p>
          </table:table-cell>
          <table:table-cell table:style-name="t0.B5" office:value-type="string">
            <text:p text:style-name="P22">$0-52</text:p>
          </table:table-cell>
          <table:table-cell table:style-name="t0.B5" office:value-type="string">
            <text:p text:style-name="P22">$0-62</text:p>
          </table:table-cell>
          <table:table-cell table:style-name="t0.B5" office:value-type="string">
            <text:p text:style-name="P22">$0-72</text:p>
          </table:table-cell>
          <table:table-cell table:style-name="t0.B5" office:value-type="string">
            <text:p text:style-name="P22">$0-82</text:p>
          </table:table-cell>
          <table:table-cell table:style-name="t0.B5" office:value-type="string">
            <text:p text:style-name="P23">$0-02</text:p>
          </table:table-cell>
          <table:table-cell table:style-name="t0.B5" office:value-type="string">
            <text:p text:style-name="P22">$0-12</text:p>
          </table:table-cell>
          <table:table-cell table:style-name="t0.B5" office:value-type="string">
            <text:p text:style-name="P22">$0-22</text:p>
          </table:table-cell>
          <table:covered-table-cell/>
        </table:table-row>
        <table:table-row>
          <table:table-cell table:style-name="t0.A5" office:value-type="string">
            <text:p text:style-name="P15">0.7 mSv/h</text:p>
          </table:table-cell>
          <table:table-cell table:style-name="t0.B5" office:value-type="string">
            <text:p text:style-name="P22">$0-33</text:p>
          </table:table-cell>
          <table:table-cell table:style-name="t0.B5" office:value-type="string">
            <text:p text:style-name="P22">$0-43</text:p>
          </table:table-cell>
          <table:table-cell table:style-name="t0.B5" office:value-type="string">
            <text:p text:style-name="P22">$0-53</text:p>
          </table:table-cell>
          <table:table-cell table:style-name="t0.B5" office:value-type="string">
            <text:p text:style-name="P22">$0-63</text:p>
          </table:table-cell>
          <table:table-cell table:style-name="t0.B5" office:value-type="string">
            <text:p text:style-name="P22">$0-73</text:p>
          </table:table-cell>
          <table:table-cell table:style-name="t0.B5" office:value-type="string">
            <text:p text:style-name="P22">$0-83</text:p>
          </table:table-cell>
          <table:table-cell table:style-name="t0.B5" office:value-type="string">
            <text:p text:style-name="P23">$0-03</text:p>
          </table:table-cell>
          <table:table-cell table:style-name="t0.B5" office:value-type="string">
            <text:p text:style-name="P22">$0-13</text:p>
          </table:table-cell>
          <table:table-cell table:style-name="t0.B5" office:value-type="string">
            <text:p text:style-name="P22">$0-23</text:p>
          </table:table-cell>
          <table:covered-table-cell/>
        </table:table-row>
        <table:table-row>
          <table:table-cell table:style-name="t0.A5" office:value-type="string">
            <text:p text:style-name="P15">7,0 mSv/h</text:p>
          </table:table-cell>
          <table:table-cell table:style-name="t0.B5" office:value-type="string">
            <text:p text:style-name="P22">$0-34</text:p>
          </table:table-cell>
          <table:table-cell table:style-name="t0.B5" office:value-type="string">
            <text:p text:style-name="P22">$0-44</text:p>
          </table:table-cell>
          <table:table-cell table:style-name="t0.B5" office:value-type="string">
            <text:p text:style-name="P22">$0-54</text:p>
          </table:table-cell>
          <table:table-cell table:style-name="t0.B5" office:value-type="string">
            <text:p text:style-name="P22">$0-64</text:p>
          </table:table-cell>
          <table:table-cell table:style-name="t0.B5" office:value-type="string">
            <text:p text:style-name="P22">$0-74</text:p>
          </table:table-cell>
          <table:table-cell table:style-name="t0.B5" office:value-type="string">
            <text:p text:style-name="P22">$0-84</text:p>
          </table:table-cell>
          <table:table-cell table:style-name="t0.B5" office:value-type="string">
            <text:p text:style-name="P23">$0-04</text:p>
          </table:table-cell>
          <table:table-cell table:style-name="t0.B5" office:value-type="string">
            <text:p text:style-name="P22">$0-14</text:p>
          </table:table-cell>
          <table:table-cell table:style-name="t0.B5" office:value-type="string">
            <text:p text:style-name="P22">$0-24</text:p>
          </table:table-cell>
          <table:covered-table-cell/>
        </table:table-row>
        <table:table-row>
          <table:table-cell table:style-name="t0.A5" office:value-type="string">
            <text:p text:style-name="P15">70 mSv/h</text:p>
          </table:table-cell>
          <table:table-cell table:style-name="t0.B5" office:value-type="string">
            <text:p text:style-name="P22">$0-35</text:p>
          </table:table-cell>
          <table:table-cell table:style-name="t0.B5" office:value-type="string">
            <text:p text:style-name="P22">$0-45</text:p>
          </table:table-cell>
          <table:table-cell table:style-name="t0.B5" office:value-type="string">
            <text:p text:style-name="P22">$0-55</text:p>
          </table:table-cell>
          <table:table-cell table:style-name="t0.B5" office:value-type="string">
            <text:p text:style-name="P22">$0-65</text:p>
          </table:table-cell>
          <table:table-cell table:style-name="t0.B5" office:value-type="string">
            <text:p text:style-name="P22">$0-75</text:p>
          </table:table-cell>
          <table:table-cell table:style-name="t0.B5" office:value-type="string">
            <text:p text:style-name="P22">$0-85</text:p>
          </table:table-cell>
          <table:table-cell table:style-name="t0.B5" office:value-type="string">
            <text:p text:style-name="P23">$0-05</text:p>
          </table:table-cell>
          <table:table-cell table:style-name="t0.B5" office:value-type="string">
            <text:p text:style-name="P22">$0-15</text:p>
          </table:table-cell>
          <table:table-cell table:style-name="t0.B5" office:value-type="string">
            <text:p text:style-name="P22">$0-25</text:p>
          </table:table-cell>
          <table:covered-table-cell/>
        </table:table-row>
        <table:table-row>
          <table:table-cell table:style-name="t0.A5" office:value-type="string">
            <text:p text:style-name="P15"><text:span text:style-name="T65">0,7</text:span> Sv/h</text:p>
          </table:table-cell>
          <table:table-cell table:style-name="t0.B5" office:value-type="string">
            <text:p text:style-name="P22">$0-36</text:p>
          </table:table-cell>
          <table:table-cell table:style-name="t0.B5" office:value-type="string">
            <text:p text:style-name="P22">$0-46</text:p>
          </table:table-cell>
          <table:table-cell table:style-name="t0.B5" office:value-type="string">
            <text:p text:style-name="P22">$0-56</text:p>
          </table:table-cell>
          <table:table-cell table:style-name="t0.B5" office:value-type="string">
            <text:p text:style-name="P22">$0-66</text:p>
          </table:table-cell>
          <table:table-cell table:style-name="t0.B5" office:value-type="string">
            <text:p text:style-name="P22">$0-76</text:p>
          </table:table-cell>
          <table:table-cell table:style-name="t0.B5" office:value-type="string">
            <text:p text:style-name="P22">$0-86</text:p>
          </table:table-cell>
          <table:table-cell table:style-name="t0.B5" office:value-type="string">
            <text:p text:style-name="P23">$0-06</text:p>
          </table:table-cell>
          <table:table-cell table:style-name="t0.B5" office:value-type="string">
            <text:p text:style-name="P22">$0-16</text:p>
          </table:table-cell>
          <table:table-cell table:style-name="t0.B5" office:value-type="string">
            <text:p text:style-name="P22">$0-26</text:p>
          </table:table-cell>
          <table:covered-table-cell/>
        </table:table-row>
        <table:table-row>
          <table:table-cell table:style-name="t0.A12" office:value-type="string">
            <text:p text:style-name="P15">7 Sv/h</text:p>
          </table:table-cell>
          <table:table-cell table:style-name="t0.B12" office:value-type="string">
            <text:p text:style-name="P22">$0-37</text:p>
          </table:table-cell>
          <table:table-cell table:style-name="t0.B12" office:value-type="string">
            <text:p text:style-name="P22">$0-47</text:p>
          </table:table-cell>
          <table:table-cell table:style-name="t0.B12" office:value-type="string">
            <text:p text:style-name="P22">$0-57</text:p>
          </table:table-cell>
          <table:table-cell table:style-name="t0.B12" office:value-type="string">
            <text:p text:style-name="P22">$0-67</text:p>
          </table:table-cell>
          <table:table-cell table:style-name="t0.B12" office:value-type="string">
            <text:p text:style-name="P22">$0-77</text:p>
          </table:table-cell>
          <table:table-cell table:style-name="t0.B12" office:value-type="string">
            <text:p text:style-name="P22">$0-87</text:p>
          </table:table-cell>
          <table:table-cell table:style-name="t0.B12" office:value-type="string">
            <text:p text:style-name="P23">$0-07</text:p>
          </table:table-cell>
          <table:table-cell table:style-name="t0.B12" office:value-type="string">
            <text:p text:style-name="P22">$0-17</text:p>
          </table:table-cell>
          <table:table-cell table:style-name="t0.B12" office:value-type="string">
            <text:p text:style-name="P22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6"><text:span text:style-name="T29">BDKG</text:span><text:span text:style-name="T29">-03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1.B2" table:number-rows-spanned="3" office:value-type="string">
            <text:p text:style-name="P67">Radia-tion source <text:s/>number</text:p>
          </table:table-cell>
          <table:table-cell table:style-name="t1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1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50">H</text:span><text:span text:style-name="T52">1</text:span></text:p>
          </table:table-cell>
          <table:table-cell table:style-name="t1.D3" office:value-type="string">
            <text:p text:style-name="P41"><text:span text:style-name="T24">H</text:span><text:span text:style-name="T52">2</text:span></text:p>
          </table:table-cell>
          <table:table-cell table:style-name="t1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<text:span text:style-name="T23">0,07</text:span> 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1">±<text:span text:style-name="T23">20</text:span></text:p>
          </table:table-cell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5"><text:span text:style-name="T65">240</text:span> <text:span text:style-name="T65">Sv/h</text:span>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6"><text:span text:style-name="T29">BDKG</text:span><text:span text:style-name="T29">-04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2.B2" table:number-rows-spanned="3" office:value-type="string">
            <text:p text:style-name="P67">Radia-tion source <text:s/>number</text:p>
          </table:table-cell>
          <table:table-cell table:style-name="t2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2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2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50">H</text:span><text:span text:style-name="T52">1</text:span></text:p>
          </table:table-cell>
          <table:table-cell table:style-name="t2.D3" office:value-type="string">
            <text:p text:style-name="P41"><text:span text:style-name="T24">H</text:span><text:span text:style-name="T52">2</text:span></text:p>
          </table:table-cell>
          <table:table-cell table:style-name="t2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<text:span text:style-name="T23">0,07</text:span> Sv/h</text:p>
          </table:table-cell>
          <table:table-cell table:style-name="t2.B5" office:value-type="string">
            <text:p text:style-name="P22">$2-30</text:p>
          </table:table-cell>
          <table:table-cell table:style-name="t2.B5" office:value-type="string">
            <text:p text:style-name="P22">$2-40</text:p>
          </table:table-cell>
          <table:table-cell table:style-name="t2.B5" office:value-type="string">
            <text:p text:style-name="P22">$2-50</text:p>
          </table:table-cell>
          <table:table-cell table:style-name="t2.B5" office:value-type="string">
            <text:p text:style-name="P22">$2-60</text:p>
          </table:table-cell>
          <table:table-cell table:style-name="t2.B5" office:value-type="string">
            <text:p text:style-name="P22">$2-70</text:p>
          </table:table-cell>
          <table:table-cell table:style-name="t2.B5" office:value-type="string">
            <text:p text:style-name="P22">$2-80</text:p>
          </table:table-cell>
          <table:table-cell table:style-name="t2.B5" office:value-type="string">
            <text:p text:style-name="P23">$2-00</text:p>
          </table:table-cell>
          <table:table-cell table:style-name="t2.B5" office:value-type="string">
            <text:p text:style-name="P22">$2-10</text:p>
          </table:table-cell>
          <table:table-cell table:style-name="t2.B5" office:value-type="string">
            <text:p text:style-name="P22">$2-20</text:p>
          </table:table-cell>
          <table:table-cell table:style-name="t2.K5" table:number-rows-spanned="9" office:value-type="string">
            <text:p text:style-name="P21">±<text:span text:style-name="T23">15</text:span></text:p>
          </table:table-cell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22">$2-31</text:p>
          </table:table-cell>
          <table:table-cell table:style-name="t2.B5" office:value-type="string">
            <text:p text:style-name="P22">$2-41</text:p>
          </table:table-cell>
          <table:table-cell table:style-name="t2.B5" office:value-type="string">
            <text:p text:style-name="P22">$2-51</text:p>
          </table:table-cell>
          <table:table-cell table:style-name="t2.B5" office:value-type="string">
            <text:p text:style-name="P22">$2-61</text:p>
          </table:table-cell>
          <table:table-cell table:style-name="t2.B5" office:value-type="string">
            <text:p text:style-name="P22">$2-71</text:p>
          </table:table-cell>
          <table:table-cell table:style-name="t2.B5" office:value-type="string">
            <text:p text:style-name="P22">$2-81</text:p>
          </table:table-cell>
          <table:table-cell table:style-name="t2.B5" office:value-type="string">
            <text:p text:style-name="P23">$2-01</text:p>
          </table:table-cell>
          <table:table-cell table:style-name="t2.B5" office:value-type="string">
            <text:p text:style-name="P22">$2-11</text:p>
          </table:table-cell>
          <table:table-cell table:style-name="t2.B5" office:value-type="string">
            <text:p text:style-name="P22">$2-21</text:p>
          </table:table-cell>
          <table:covered-table-cell/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22">$2-32</text:p>
          </table:table-cell>
          <table:table-cell table:style-name="t2.B5" office:value-type="string">
            <text:p text:style-name="P22">$2-42</text:p>
          </table:table-cell>
          <table:table-cell table:style-name="t2.B5" office:value-type="string">
            <text:p text:style-name="P22">$2-52</text:p>
          </table:table-cell>
          <table:table-cell table:style-name="t2.B5" office:value-type="string">
            <text:p text:style-name="P22">$2-62</text:p>
          </table:table-cell>
          <table:table-cell table:style-name="t2.B5" office:value-type="string">
            <text:p text:style-name="P22">$2-72</text:p>
          </table:table-cell>
          <table:table-cell table:style-name="t2.B5" office:value-type="string">
            <text:p text:style-name="P22">$2-82</text:p>
          </table:table-cell>
          <table:table-cell table:style-name="t2.B5" office:value-type="string">
            <text:p text:style-name="P23">$2-02</text:p>
          </table:table-cell>
          <table:table-cell table:style-name="t2.B5" office:value-type="string">
            <text:p text:style-name="P22">$2-12</text:p>
          </table:table-cell>
          <table:table-cell table:style-name="t2.B5" office:value-type="string">
            <text:p text:style-name="P22">$2-22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22">$2-33</text:p>
          </table:table-cell>
          <table:table-cell table:style-name="t2.B5" office:value-type="string">
            <text:p text:style-name="P22">$2-43</text:p>
          </table:table-cell>
          <table:table-cell table:style-name="t2.B5" office:value-type="string">
            <text:p text:style-name="P22">$2-53</text:p>
          </table:table-cell>
          <table:table-cell table:style-name="t2.B5" office:value-type="string">
            <text:p text:style-name="P22">$2-63</text:p>
          </table:table-cell>
          <table:table-cell table:style-name="t2.B5" office:value-type="string">
            <text:p text:style-name="P22">$2-73</text:p>
          </table:table-cell>
          <table:table-cell table:style-name="t2.B5" office:value-type="string">
            <text:p text:style-name="P22">$2-83</text:p>
          </table:table-cell>
          <table:table-cell table:style-name="t2.B5" office:value-type="string">
            <text:p text:style-name="P23">$2-03</text:p>
          </table:table-cell>
          <table:table-cell table:style-name="t2.B5" office:value-type="string">
            <text:p text:style-name="P22">$2-13</text:p>
          </table:table-cell>
          <table:table-cell table:style-name="t2.B5" office:value-type="string">
            <text:p text:style-name="P22">$2-23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22">$2-34</text:p>
          </table:table-cell>
          <table:table-cell table:style-name="t2.B5" office:value-type="string">
            <text:p text:style-name="P22">$2-44</text:p>
          </table:table-cell>
          <table:table-cell table:style-name="t2.B5" office:value-type="string">
            <text:p text:style-name="P22">$2-54</text:p>
          </table:table-cell>
          <table:table-cell table:style-name="t2.B5" office:value-type="string">
            <text:p text:style-name="P22">$2-64</text:p>
          </table:table-cell>
          <table:table-cell table:style-name="t2.B5" office:value-type="string">
            <text:p text:style-name="P22">$2-74</text:p>
          </table:table-cell>
          <table:table-cell table:style-name="t2.B5" office:value-type="string">
            <text:p text:style-name="P22">$2-84</text:p>
          </table:table-cell>
          <table:table-cell table:style-name="t2.B5" office:value-type="string">
            <text:p text:style-name="P23">$2-04</text:p>
          </table:table-cell>
          <table:table-cell table:style-name="t2.B5" office:value-type="string">
            <text:p text:style-name="P22">$2-14</text:p>
          </table:table-cell>
          <table:table-cell table:style-name="t2.B5" office:value-type="string">
            <text:p text:style-name="P22">$2-24</text:p>
          </table:table-cell>
          <table:covered-table-cell/>
        </table:table-row>
        <table:table-row>
          <table:table-cell table:style-name="t2.A5" office:value-type="string">
            <text:p text:style-name="P15">7,0 mSv/h</text:p>
          </table:table-cell>
          <table:table-cell table:style-name="t2.B5" office:value-type="string">
            <text:p text:style-name="P22">$2-35</text:p>
          </table:table-cell>
          <table:table-cell table:style-name="t2.B5" office:value-type="string">
            <text:p text:style-name="P22">$2-45</text:p>
          </table:table-cell>
          <table:table-cell table:style-name="t2.B5" office:value-type="string">
            <text:p text:style-name="P22">$2-55</text:p>
          </table:table-cell>
          <table:table-cell table:style-name="t2.B5" office:value-type="string">
            <text:p text:style-name="P22">$2-65</text:p>
          </table:table-cell>
          <table:table-cell table:style-name="t2.B5" office:value-type="string">
            <text:p text:style-name="P22">$2-75</text:p>
          </table:table-cell>
          <table:table-cell table:style-name="t2.B5" office:value-type="string">
            <text:p text:style-name="P22">$2-85</text:p>
          </table:table-cell>
          <table:table-cell table:style-name="t2.B5" office:value-type="string">
            <text:p text:style-name="P23">$2-05</text:p>
          </table:table-cell>
          <table:table-cell table:style-name="t2.B5" office:value-type="string">
            <text:p text:style-name="P22">$2-15</text:p>
          </table:table-cell>
          <table:table-cell table:style-name="t2.B5" office:value-type="string">
            <text:p text:style-name="P22">$2-25</text:p>
          </table:table-cell>
          <table:covered-table-cell/>
        </table:table-row>
        <table:table-row>
          <table:table-cell table:style-name="t2.A5" office:value-type="string">
            <text:p text:style-name="P15">70 mSv/h</text:p>
          </table:table-cell>
          <table:table-cell table:style-name="t2.B5" office:value-type="string">
            <text:p text:style-name="P22">$2-36</text:p>
          </table:table-cell>
          <table:table-cell table:style-name="t2.B5" office:value-type="string">
            <text:p text:style-name="P22">$2-46</text:p>
          </table:table-cell>
          <table:table-cell table:style-name="t2.B5" office:value-type="string">
            <text:p text:style-name="P22">$2-56</text:p>
          </table:table-cell>
          <table:table-cell table:style-name="t2.B5" office:value-type="string">
            <text:p text:style-name="P22">$2-66</text:p>
          </table:table-cell>
          <table:table-cell table:style-name="t2.B5" office:value-type="string">
            <text:p text:style-name="P22">$2-76</text:p>
          </table:table-cell>
          <table:table-cell table:style-name="t2.B5" office:value-type="string">
            <text:p text:style-name="P22">$2-86</text:p>
          </table:table-cell>
          <table:table-cell table:style-name="t2.B5" office:value-type="string">
            <text:p text:style-name="P23">$2-06</text:p>
          </table:table-cell>
          <table:table-cell table:style-name="t2.B5" office:value-type="string">
            <text:p text:style-name="P22">$2-16</text:p>
          </table:table-cell>
          <table:table-cell table:style-name="t2.B5" office:value-type="string">
            <text:p text:style-name="P22">$2-26</text:p>
          </table:table-cell>
          <table:covered-table-cell/>
        </table:table-row>
        <table:table-row>
          <table:table-cell table:style-name="t2.A5" office:value-type="string">
            <text:p text:style-name="P15"><text:span text:style-name="T65">0,7</text:span> Sv/h</text:p>
          </table:table-cell>
          <table:table-cell table:style-name="t2.B5" office:value-type="string">
            <text:p text:style-name="P22">$2-37</text:p>
          </table:table-cell>
          <table:table-cell table:style-name="t2.B5" office:value-type="string">
            <text:p text:style-name="P22">$2-47</text:p>
          </table:table-cell>
          <table:table-cell table:style-name="t2.B5" office:value-type="string">
            <text:p text:style-name="P22">$2-57</text:p>
          </table:table-cell>
          <table:table-cell table:style-name="t2.B5" office:value-type="string">
            <text:p text:style-name="P22">$2-67</text:p>
          </table:table-cell>
          <table:table-cell table:style-name="t2.B5" office:value-type="string">
            <text:p text:style-name="P22">$2-77</text:p>
          </table:table-cell>
          <table:table-cell table:style-name="t2.B5" office:value-type="string">
            <text:p text:style-name="P22">$2-87</text:p>
          </table:table-cell>
          <table:table-cell table:style-name="t2.B5" office:value-type="string">
            <text:p text:style-name="P23">$2-07</text:p>
          </table:table-cell>
          <table:table-cell table:style-name="t2.B5" office:value-type="string">
            <text:p text:style-name="P22">$2-17</text:p>
          </table:table-cell>
          <table:table-cell table:style-name="t2.B5" office:value-type="string">
            <text:p text:style-name="P22">$2-27</text:p>
          </table:table-cell>
          <table:covered-table-cell/>
        </table:table-row>
        <table:table-row>
          <table:table-cell table:style-name="t2.A13" office:value-type="string">
            <text:p text:style-name="P15">7 Sv/h</text:p>
          </table:table-cell>
          <table:table-cell table:style-name="t2.B13" office:value-type="string">
            <text:p text:style-name="P22">$2-3<text:span text:style-name="T23">8</text:span></text:p>
          </table:table-cell>
          <table:table-cell table:style-name="t2.B13" office:value-type="string">
            <text:p text:style-name="P22">$2-4<text:span text:style-name="T23">8</text:span></text:p>
          </table:table-cell>
          <table:table-cell table:style-name="t2.B13" office:value-type="string">
            <text:p text:style-name="P22">$2-5<text:span text:style-name="T23">8</text:span></text:p>
          </table:table-cell>
          <table:table-cell table:style-name="t2.B13" office:value-type="string">
            <text:p text:style-name="P22">$2-6<text:span text:style-name="T23">8</text:span></text:p>
          </table:table-cell>
          <table:table-cell table:style-name="t2.B13" office:value-type="string">
            <text:p text:style-name="P22">$2-7<text:span text:style-name="T23">8</text:span></text:p>
          </table:table-cell>
          <table:table-cell table:style-name="t2.B13" office:value-type="string">
            <text:p text:style-name="P22">$2-8<text:span text:style-name="T23">8</text:span></text:p>
          </table:table-cell>
          <table:table-cell table:style-name="t2.B13" office:value-type="string">
            <text:p text:style-name="P23">$2-08</text:p>
          </table:table-cell>
          <table:table-cell table:style-name="t2.B13" office:value-type="string">
            <text:p text:style-name="P22">$2-1<text:span text:style-name="T23">8</text:span></text:p>
          </table:table-cell>
          <table:table-cell table:style-name="t2.B13" office:value-type="string">
            <text:p text:style-name="P22">$2-2<text:span text:style-name="T2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6"><text:span text:style-name="T29">BDKG-05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3.B2" table:number-rows-spanned="3" office:value-type="string">
            <text:p text:style-name="P67">Radia-tion source <text:s/>number</text:p>
          </table:table-cell>
          <table:table-cell table:style-name="t3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3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3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3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50">H</text:span><text:span text:style-name="T52">1</text:span></text:p>
          </table:table-cell>
          <table:table-cell table:style-name="t3.D3" office:value-type="string">
            <text:p text:style-name="P41"><text:span text:style-name="T24">H</text:span><text:span text:style-name="T52">2</text:span></text:p>
          </table:table-cell>
          <table:table-cell table:style-name="t3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<text:span text:style-name="T23">0,07</text:span> Sv/h</text:p>
          </table:table-cell>
          <table:table-cell table:style-name="t3.B5" office:value-type="string">
            <text:p text:style-name="P22">$3-30</text:p>
          </table:table-cell>
          <table:table-cell table:style-name="t3.B5" office:value-type="string">
            <text:p text:style-name="P22">$3-40</text:p>
          </table:table-cell>
          <table:table-cell table:style-name="t3.B5" office:value-type="string">
            <text:p text:style-name="P22">$3-50</text:p>
          </table:table-cell>
          <table:table-cell table:style-name="t3.B5" office:value-type="string">
            <text:p text:style-name="P22">$3-60</text:p>
          </table:table-cell>
          <table:table-cell table:style-name="t3.B5" office:value-type="string">
            <text:p text:style-name="P22">$3-70</text:p>
          </table:table-cell>
          <table:table-cell table:style-name="t3.B5" office:value-type="string">
            <text:p text:style-name="P22">$3-80</text:p>
          </table:table-cell>
          <table:table-cell table:style-name="t3.B5" office:value-type="string">
            <text:p text:style-name="P23">$3-00</text:p>
          </table:table-cell>
          <table:table-cell table:style-name="t3.B5" office:value-type="string">
            <text:p text:style-name="P22">$3-10</text:p>
          </table:table-cell>
          <table:table-cell table:style-name="t3.B5" office:value-type="string">
            <text:p text:style-name="P22">$3-20</text:p>
          </table:table-cell>
          <table:table-cell table:style-name="t3.K5" table:number-rows-spanned="4" office:value-type="string">
            <text:p text:style-name="P21">±<text:span text:style-name="T23">15</text:span></text:p>
          </table:table-cell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22">$3-31</text:p>
          </table:table-cell>
          <table:table-cell table:style-name="t3.B5" office:value-type="string">
            <text:p text:style-name="P22">$3-41</text:p>
          </table:table-cell>
          <table:table-cell table:style-name="t3.B5" office:value-type="string">
            <text:p text:style-name="P22">$3-51</text:p>
          </table:table-cell>
          <table:table-cell table:style-name="t3.B5" office:value-type="string">
            <text:p text:style-name="P22">$3-61</text:p>
          </table:table-cell>
          <table:table-cell table:style-name="t3.B5" office:value-type="string">
            <text:p text:style-name="P22">$3-71</text:p>
          </table:table-cell>
          <table:table-cell table:style-name="t3.B5" office:value-type="string">
            <text:p text:style-name="P22">$3-81</text:p>
          </table:table-cell>
          <table:table-cell table:style-name="t3.B5" office:value-type="string">
            <text:p text:style-name="P23">$3-01</text:p>
          </table:table-cell>
          <table:table-cell table:style-name="t3.B5" office:value-type="string">
            <text:p text:style-name="P22">$3-11</text:p>
          </table:table-cell>
          <table:table-cell table:style-name="t3.B5" office:value-type="string">
            <text:p text:style-name="P22">$3-21</text:p>
          </table:table-cell>
          <table:covered-table-cell/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22">$3-32</text:p>
          </table:table-cell>
          <table:table-cell table:style-name="t3.B5" office:value-type="string">
            <text:p text:style-name="P22">$3-42</text:p>
          </table:table-cell>
          <table:table-cell table:style-name="t3.B5" office:value-type="string">
            <text:p text:style-name="P22">$3-52</text:p>
          </table:table-cell>
          <table:table-cell table:style-name="t3.B5" office:value-type="string">
            <text:p text:style-name="P22">$3-62</text:p>
          </table:table-cell>
          <table:table-cell table:style-name="t3.B5" office:value-type="string">
            <text:p text:style-name="P22">$3-72</text:p>
          </table:table-cell>
          <table:table-cell table:style-name="t3.B5" office:value-type="string">
            <text:p text:style-name="P22">$3-82</text:p>
          </table:table-cell>
          <table:table-cell table:style-name="t3.B5" office:value-type="string">
            <text:p text:style-name="P23">$3-02</text:p>
          </table:table-cell>
          <table:table-cell table:style-name="t3.B5" office:value-type="string">
            <text:p text:style-name="P22">$3-12</text:p>
          </table:table-cell>
          <table:table-cell table:style-name="t3.B5" office:value-type="string">
            <text:p text:style-name="P22">$3-22</text:p>
          </table:table-cell>
          <table:covered-table-cell/>
        </table:table-row>
        <table:table-row>
          <table:table-cell table:style-name="t3.A8" office:value-type="string">
            <text:p text:style-name="P15">70 Sv/h</text:p>
          </table:table-cell>
          <table:table-cell table:style-name="t3.B8" office:value-type="string">
            <text:p text:style-name="P22">$3-33</text:p>
          </table:table-cell>
          <table:table-cell table:style-name="t3.B8" office:value-type="string">
            <text:p text:style-name="P22">$3-43</text:p>
          </table:table-cell>
          <table:table-cell table:style-name="t3.B8" office:value-type="string">
            <text:p text:style-name="P22">$3-53</text:p>
          </table:table-cell>
          <table:table-cell table:style-name="t3.B8" office:value-type="string">
            <text:p text:style-name="P22">$3-63</text:p>
          </table:table-cell>
          <table:table-cell table:style-name="t3.B8" office:value-type="string">
            <text:p text:style-name="P22">$3-73</text:p>
          </table:table-cell>
          <table:table-cell table:style-name="t3.B8" office:value-type="string">
            <text:p text:style-name="P22">$3-83</text:p>
          </table:table-cell>
          <table:table-cell table:style-name="t3.B8" office:value-type="string">
            <text:p text:style-name="P23">$3-03</text:p>
          </table:table-cell>
          <table:table-cell table:style-name="t3.B8" office:value-type="string">
            <text:p text:style-name="P22">$3-13</text:p>
          </table:table-cell>
          <table:table-cell table:style-name="t3.B8" office:value-type="string">
            <text:p text:style-name="P22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6"><text:span text:style-name="T29">BDKG-11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4.B2" table:number-rows-spanned="3" office:value-type="string">
            <text:p text:style-name="P67">Radia-tion source <text:s/>number</text:p>
          </table:table-cell>
          <table:table-cell table:style-name="t4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4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4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4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50">H</text:span><text:span text:style-name="T52">1</text:span></text:p>
          </table:table-cell>
          <table:table-cell table:style-name="t4.D3" office:value-type="string">
            <text:p text:style-name="P41"><text:span text:style-name="T24">H</text:span><text:span text:style-name="T52">2</text:span></text:p>
          </table:table-cell>
          <table:table-cell table:style-name="t4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<text:span text:style-name="T23">0,07</text:span> Sv/h</text:p>
          </table:table-cell>
          <table:table-cell table:style-name="t4.B5" office:value-type="string">
            <text:p text:style-name="P22">$4-30</text:p>
          </table:table-cell>
          <table:table-cell table:style-name="t4.B5" office:value-type="string">
            <text:p text:style-name="P22">$4-40</text:p>
          </table:table-cell>
          <table:table-cell table:style-name="t4.B5" office:value-type="string">
            <text:p text:style-name="P22">$4-50</text:p>
          </table:table-cell>
          <table:table-cell table:style-name="t4.B5" office:value-type="string">
            <text:p text:style-name="P22">$4-60</text:p>
          </table:table-cell>
          <table:table-cell table:style-name="t4.B5" office:value-type="string">
            <text:p text:style-name="P22">$4-70</text:p>
          </table:table-cell>
          <table:table-cell table:style-name="t4.B5" office:value-type="string">
            <text:p text:style-name="P22">$4-80</text:p>
          </table:table-cell>
          <table:table-cell table:style-name="t4.B5" office:value-type="string">
            <text:p text:style-name="P23">$4-00</text:p>
          </table:table-cell>
          <table:table-cell table:style-name="t4.B5" office:value-type="string">
            <text:p text:style-name="P22">$4-10</text:p>
          </table:table-cell>
          <table:table-cell table:style-name="t4.B5" office:value-type="string">
            <text:p text:style-name="P22">$4-20</text:p>
          </table:table-cell>
          <table:table-cell table:style-name="t4.K5" table:number-rows-spanned="4" office:value-type="string">
            <text:p text:style-name="P21">±<text:span text:style-name="T23">15</text:span></text:p>
          </table:table-cell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22">$4-31</text:p>
          </table:table-cell>
          <table:table-cell table:style-name="t4.B5" office:value-type="string">
            <text:p text:style-name="P22">$4-41</text:p>
          </table:table-cell>
          <table:table-cell table:style-name="t4.B5" office:value-type="string">
            <text:p text:style-name="P22">$4-51</text:p>
          </table:table-cell>
          <table:table-cell table:style-name="t4.B5" office:value-type="string">
            <text:p text:style-name="P22">$4-61</text:p>
          </table:table-cell>
          <table:table-cell table:style-name="t4.B5" office:value-type="string">
            <text:p text:style-name="P22">$4-71</text:p>
          </table:table-cell>
          <table:table-cell table:style-name="t4.B5" office:value-type="string">
            <text:p text:style-name="P22">$4-81</text:p>
          </table:table-cell>
          <table:table-cell table:style-name="t4.B5" office:value-type="string">
            <text:p text:style-name="P23">$4-01</text:p>
          </table:table-cell>
          <table:table-cell table:style-name="t4.B5" office:value-type="string">
            <text:p text:style-name="P22">$4-11</text:p>
          </table:table-cell>
          <table:table-cell table:style-name="t4.B5" office:value-type="string">
            <text:p text:style-name="P22">$4-21</text:p>
          </table:table-cell>
          <table:covered-table-cell/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22">$4-32</text:p>
          </table:table-cell>
          <table:table-cell table:style-name="t4.B5" office:value-type="string">
            <text:p text:style-name="P22">$4-42</text:p>
          </table:table-cell>
          <table:table-cell table:style-name="t4.B5" office:value-type="string">
            <text:p text:style-name="P22">$4-52</text:p>
          </table:table-cell>
          <table:table-cell table:style-name="t4.B5" office:value-type="string">
            <text:p text:style-name="P22">$4-62</text:p>
          </table:table-cell>
          <table:table-cell table:style-name="t4.B5" office:value-type="string">
            <text:p text:style-name="P22">$4-72</text:p>
          </table:table-cell>
          <table:table-cell table:style-name="t4.B5" office:value-type="string">
            <text:p text:style-name="P22">$4-82</text:p>
          </table:table-cell>
          <table:table-cell table:style-name="t4.B5" office:value-type="string">
            <text:p text:style-name="P23">$4-02</text:p>
          </table:table-cell>
          <table:table-cell table:style-name="t4.B5" office:value-type="string">
            <text:p text:style-name="P22">$4-12</text:p>
          </table:table-cell>
          <table:table-cell table:style-name="t4.B5" office:value-type="string">
            <text:p text:style-name="P22">$4-22</text:p>
          </table:table-cell>
          <table:covered-table-cell/>
        </table:table-row>
        <table:table-row>
          <table:table-cell table:style-name="t4.A8" office:value-type="string">
            <text:p text:style-name="P15">70 Sv/h</text:p>
          </table:table-cell>
          <table:table-cell table:style-name="t4.B8" office:value-type="string">
            <text:p text:style-name="P22">$4-33</text:p>
          </table:table-cell>
          <table:table-cell table:style-name="t4.B8" office:value-type="string">
            <text:p text:style-name="P22">$4-43</text:p>
          </table:table-cell>
          <table:table-cell table:style-name="t4.B8" office:value-type="string">
            <text:p text:style-name="P22">$4-53</text:p>
          </table:table-cell>
          <table:table-cell table:style-name="t4.B8" office:value-type="string">
            <text:p text:style-name="P22">$4-63</text:p>
          </table:table-cell>
          <table:table-cell table:style-name="t4.B8" office:value-type="string">
            <text:p text:style-name="P22">$4-73</text:p>
          </table:table-cell>
          <table:table-cell table:style-name="t4.B8" office:value-type="string">
            <text:p text:style-name="P22">$4-83</text:p>
          </table:table-cell>
          <table:table-cell table:style-name="t4.B8" office:value-type="string">
            <text:p text:style-name="P23">$4-03</text:p>
          </table:table-cell>
          <table:table-cell table:style-name="t4.B8" office:value-type="string">
            <text:p text:style-name="P22">$4-13</text:p>
          </table:table-cell>
          <table:table-cell table:style-name="t4.B8" office:value-type="string">
            <text:p text:style-name="P22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6"><text:span text:style-name="T29">BDKG-17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5.B2" table:number-rows-spanned="3" office:value-type="string">
            <text:p text:style-name="P67">Radia-tion source <text:s/>number</text:p>
          </table:table-cell>
          <table:table-cell table:style-name="t5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5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5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5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50">H</text:span><text:span text:style-name="T52">1</text:span></text:p>
          </table:table-cell>
          <table:table-cell table:style-name="t5.D3" office:value-type="string">
            <text:p text:style-name="P41"><text:span text:style-name="T24">H</text:span><text:span text:style-name="T52">2</text:span></text:p>
          </table:table-cell>
          <table:table-cell table:style-name="t5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<text:span text:style-name="T23">7,0</text:span> mSv/h</text:p>
          </table:table-cell>
          <table:table-cell table:style-name="t5.B5" office:value-type="string">
            <text:p text:style-name="P22">$5-30</text:p>
          </table:table-cell>
          <table:table-cell table:style-name="t5.B5" office:value-type="string">
            <text:p text:style-name="P22">$5-40</text:p>
          </table:table-cell>
          <table:table-cell table:style-name="t5.B5" office:value-type="string">
            <text:p text:style-name="P22">$5-50</text:p>
          </table:table-cell>
          <table:table-cell table:style-name="t5.B5" office:value-type="string">
            <text:p text:style-name="P22">$5-60</text:p>
          </table:table-cell>
          <table:table-cell table:style-name="t5.B5" office:value-type="string">
            <text:p text:style-name="P22">$5-70</text:p>
          </table:table-cell>
          <table:table-cell table:style-name="t5.B5" office:value-type="string">
            <text:p text:style-name="P22">$5-80</text:p>
          </table:table-cell>
          <table:table-cell table:style-name="t5.B5" office:value-type="string">
            <text:p text:style-name="P23">$5-00</text:p>
          </table:table-cell>
          <table:table-cell table:style-name="t5.B5" office:value-type="string">
            <text:p text:style-name="P22">$5-10</text:p>
          </table:table-cell>
          <table:table-cell table:style-name="t5.B5" office:value-type="string">
            <text:p text:style-name="P22">$5-20</text:p>
          </table:table-cell>
          <table:table-cell table:style-name="t5.K5" table:number-rows-spanned="5" office:value-type="string">
            <text:p text:style-name="P21">±<text:span text:style-name="T23">20</text:span></text:p>
          </table:table-cell>
        </table:table-row>
        <table:table-row>
          <table:table-cell table:style-name="t5.A5" office:value-type="string">
            <text:p text:style-name="P15">7<text:span text:style-name="T23">0</text:span> mSv/h</text:p>
          </table:table-cell>
          <table:table-cell table:style-name="t5.B5" office:value-type="string">
            <text:p text:style-name="P22">$5-31</text:p>
          </table:table-cell>
          <table:table-cell table:style-name="t5.B5" office:value-type="string">
            <text:p text:style-name="P22">$5-41</text:p>
          </table:table-cell>
          <table:table-cell table:style-name="t5.B5" office:value-type="string">
            <text:p text:style-name="P22">$5-51</text:p>
          </table:table-cell>
          <table:table-cell table:style-name="t5.B5" office:value-type="string">
            <text:p text:style-name="P22">$5-61</text:p>
          </table:table-cell>
          <table:table-cell table:style-name="t5.B5" office:value-type="string">
            <text:p text:style-name="P22">$5-71</text:p>
          </table:table-cell>
          <table:table-cell table:style-name="t5.B5" office:value-type="string">
            <text:p text:style-name="P22">$5-81</text:p>
          </table:table-cell>
          <table:table-cell table:style-name="t5.B5" office:value-type="string">
            <text:p text:style-name="P23">$5-01</text:p>
          </table:table-cell>
          <table:table-cell table:style-name="t5.B5" office:value-type="string">
            <text:p text:style-name="P22">$5-11</text:p>
          </table:table-cell>
          <table:table-cell table:style-name="t5.B5" office:value-type="string">
            <text:p text:style-name="P22">$5-21</text:p>
          </table:table-cell>
          <table:covered-table-cell/>
        </table:table-row>
        <table:table-row>
          <table:table-cell table:style-name="t5.A5" office:value-type="string">
            <text:p text:style-name="P15"><text:span text:style-name="T23">0,</text:span>7 Sv/h</text:p>
          </table:table-cell>
          <table:table-cell table:style-name="t5.B5" office:value-type="string">
            <text:p text:style-name="P22">$5-32</text:p>
          </table:table-cell>
          <table:table-cell table:style-name="t5.B5" office:value-type="string">
            <text:p text:style-name="P22">$5-42</text:p>
          </table:table-cell>
          <table:table-cell table:style-name="t5.B5" office:value-type="string">
            <text:p text:style-name="P22">$5-52</text:p>
          </table:table-cell>
          <table:table-cell table:style-name="t5.B5" office:value-type="string">
            <text:p text:style-name="P22">$5-62</text:p>
          </table:table-cell>
          <table:table-cell table:style-name="t5.B5" office:value-type="string">
            <text:p text:style-name="P22">$5-72</text:p>
          </table:table-cell>
          <table:table-cell table:style-name="t5.B5" office:value-type="string">
            <text:p text:style-name="P22">$5-82</text:p>
          </table:table-cell>
          <table:table-cell table:style-name="t5.B5" office:value-type="string">
            <text:p text:style-name="P23">$5-02</text:p>
          </table:table-cell>
          <table:table-cell table:style-name="t5.B5" office:value-type="string">
            <text:p text:style-name="P22">$5-12</text:p>
          </table:table-cell>
          <table:table-cell table:style-name="t5.B5" office:value-type="string">
            <text:p text:style-name="P22">$5-22</text:p>
          </table:table-cell>
          <table:covered-table-cell/>
        </table:table-row>
        <table:table-row>
          <table:table-cell table:style-name="t5.A5" office:value-type="string">
            <text:p text:style-name="P15">7 Sv/h</text:p>
          </table:table-cell>
          <table:table-cell table:style-name="t5.B5" office:value-type="string">
            <text:p text:style-name="P22">$5-33</text:p>
          </table:table-cell>
          <table:table-cell table:style-name="t5.B5" office:value-type="string">
            <text:p text:style-name="P22">$5-43</text:p>
          </table:table-cell>
          <table:table-cell table:style-name="t5.B5" office:value-type="string">
            <text:p text:style-name="P22">$5-53</text:p>
          </table:table-cell>
          <table:table-cell table:style-name="t5.B5" office:value-type="string">
            <text:p text:style-name="P22">$5-63</text:p>
          </table:table-cell>
          <table:table-cell table:style-name="t5.B5" office:value-type="string">
            <text:p text:style-name="P22">$5-73</text:p>
          </table:table-cell>
          <table:table-cell table:style-name="t5.B5" office:value-type="string">
            <text:p text:style-name="P22">$5-83</text:p>
          </table:table-cell>
          <table:table-cell table:style-name="t5.B5" office:value-type="string">
            <text:p text:style-name="P23">$5-03</text:p>
          </table:table-cell>
          <table:table-cell table:style-name="t5.B5" office:value-type="string">
            <text:p text:style-name="P22">$5-13</text:p>
          </table:table-cell>
          <table:table-cell table:style-name="t5.B5" office:value-type="string">
            <text:p text:style-name="P22">$5-23</text:p>
          </table:table-cell>
          <table:covered-table-cell/>
        </table:table-row>
        <table:table-row>
          <table:table-cell table:style-name="t5.A9" office:value-type="string">
            <text:p text:style-name="P15"><text:span text:style-name="T23">40</text:span> Sv/h</text:p>
          </table:table-cell>
          <table:table-cell table:style-name="t5.B9" office:value-type="string">
            <text:p text:style-name="P22">$5-34</text:p>
          </table:table-cell>
          <table:table-cell table:style-name="t5.B9" office:value-type="string">
            <text:p text:style-name="P22">$5-44</text:p>
          </table:table-cell>
          <table:table-cell table:style-name="t5.B9" office:value-type="string">
            <text:p text:style-name="P22">$5-54</text:p>
          </table:table-cell>
          <table:table-cell table:style-name="t5.B9" office:value-type="string">
            <text:p text:style-name="P22">$5-64</text:p>
          </table:table-cell>
          <table:table-cell table:style-name="t5.B9" office:value-type="string">
            <text:p text:style-name="P22">$5-74</text:p>
          </table:table-cell>
          <table:table-cell table:style-name="t5.B9" office:value-type="string">
            <text:p text:style-name="P22">$5-84</text:p>
          </table:table-cell>
          <table:table-cell table:style-name="t5.B9" office:value-type="string">
            <text:p text:style-name="P23">$5-04</text:p>
          </table:table-cell>
          <table:table-cell table:style-name="t5.B9" office:value-type="string">
            <text:p text:style-name="P22">$5-14</text:p>
          </table:table-cell>
          <table:table-cell table:style-name="t5.B9" office:value-type="string">
            <text:p text:style-name="P22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6"><text:span text:style-name="T29">BDKG-24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6.B2" table:number-rows-spanned="3" office:value-type="string">
            <text:p text:style-name="P67">Radia-tion source <text:s/>number</text:p>
          </table:table-cell>
          <table:table-cell table:style-name="t6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6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6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6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50">H</text:span><text:span text:style-name="T52">1</text:span></text:p>
          </table:table-cell>
          <table:table-cell table:style-name="t6.D3" office:value-type="string">
            <text:p text:style-name="P41"><text:span text:style-name="T24">H</text:span><text:span text:style-name="T52">2</text:span></text:p>
          </table:table-cell>
          <table:table-cell table:style-name="t6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<text:span text:style-name="T65">0,07</text:span> Sv/h</text:p>
          </table:table-cell>
          <table:table-cell table:style-name="t6.B5" office:value-type="string">
            <text:p text:style-name="P22">$6-30</text:p>
          </table:table-cell>
          <table:table-cell table:style-name="t6.B5" office:value-type="string">
            <text:p text:style-name="P22">$6-40</text:p>
          </table:table-cell>
          <table:table-cell table:style-name="t6.B5" office:value-type="string">
            <text:p text:style-name="P22">$6-50</text:p>
          </table:table-cell>
          <table:table-cell table:style-name="t6.B5" office:value-type="string">
            <text:p text:style-name="P22">$6-60</text:p>
          </table:table-cell>
          <table:table-cell table:style-name="t6.B5" office:value-type="string">
            <text:p text:style-name="P22">$6-70</text:p>
          </table:table-cell>
          <table:table-cell table:style-name="t6.B5" office:value-type="string">
            <text:p text:style-name="P22">$6-80</text:p>
          </table:table-cell>
          <table:table-cell table:style-name="t6.B5" office:value-type="string">
            <text:p text:style-name="P23">$6-00</text:p>
          </table:table-cell>
          <table:table-cell table:style-name="t6.B5" office:value-type="string">
            <text:p text:style-name="P22">$6-10</text:p>
          </table:table-cell>
          <table:table-cell table:style-name="t6.B5" office:value-type="string">
            <text:p text:style-name="P22">$6-20</text:p>
          </table:table-cell>
          <table:table-cell table:style-name="t6.K5" table:number-rows-spanned="8" office:value-type="string">
            <text:p text:style-name="P21">±<text:span text:style-name="T23">15</text:span></text:p>
          </table:table-cell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22">$6-31</text:p>
          </table:table-cell>
          <table:table-cell table:style-name="t6.B5" office:value-type="string">
            <text:p text:style-name="P22">$6-41</text:p>
          </table:table-cell>
          <table:table-cell table:style-name="t6.B5" office:value-type="string">
            <text:p text:style-name="P22">$6-51</text:p>
          </table:table-cell>
          <table:table-cell table:style-name="t6.B5" office:value-type="string">
            <text:p text:style-name="P22">$6-61</text:p>
          </table:table-cell>
          <table:table-cell table:style-name="t6.B5" office:value-type="string">
            <text:p text:style-name="P22">$6-71</text:p>
          </table:table-cell>
          <table:table-cell table:style-name="t6.B5" office:value-type="string">
            <text:p text:style-name="P22">$6-81</text:p>
          </table:table-cell>
          <table:table-cell table:style-name="t6.B5" office:value-type="string">
            <text:p text:style-name="P23">$6-01</text:p>
          </table:table-cell>
          <table:table-cell table:style-name="t6.B5" office:value-type="string">
            <text:p text:style-name="P22">$6-11</text:p>
          </table:table-cell>
          <table:table-cell table:style-name="t6.B5" office:value-type="string">
            <text:p text:style-name="P22">$6-21</text:p>
          </table:table-cell>
          <table:covered-table-cell/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22">$6-32</text:p>
          </table:table-cell>
          <table:table-cell table:style-name="t6.B5" office:value-type="string">
            <text:p text:style-name="P22">$6-42</text:p>
          </table:table-cell>
          <table:table-cell table:style-name="t6.B5" office:value-type="string">
            <text:p text:style-name="P22">$6-52</text:p>
          </table:table-cell>
          <table:table-cell table:style-name="t6.B5" office:value-type="string">
            <text:p text:style-name="P22">$6-62</text:p>
          </table:table-cell>
          <table:table-cell table:style-name="t6.B5" office:value-type="string">
            <text:p text:style-name="P22">$6-72</text:p>
          </table:table-cell>
          <table:table-cell table:style-name="t6.B5" office:value-type="string">
            <text:p text:style-name="P22">$6-82</text:p>
          </table:table-cell>
          <table:table-cell table:style-name="t6.B5" office:value-type="string">
            <text:p text:style-name="P23">$6-02</text:p>
          </table:table-cell>
          <table:table-cell table:style-name="t6.B5" office:value-type="string">
            <text:p text:style-name="P22">$6-12</text:p>
          </table:table-cell>
          <table:table-cell table:style-name="t6.B5" office:value-type="string">
            <text:p text:style-name="P22">$6-22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22">$6-33</text:p>
          </table:table-cell>
          <table:table-cell table:style-name="t6.B5" office:value-type="string">
            <text:p text:style-name="P22">$6-43</text:p>
          </table:table-cell>
          <table:table-cell table:style-name="t6.B5" office:value-type="string">
            <text:p text:style-name="P22">$6-53</text:p>
          </table:table-cell>
          <table:table-cell table:style-name="t6.B5" office:value-type="string">
            <text:p text:style-name="P22">$6-63</text:p>
          </table:table-cell>
          <table:table-cell table:style-name="t6.B5" office:value-type="string">
            <text:p text:style-name="P22">$6-73</text:p>
          </table:table-cell>
          <table:table-cell table:style-name="t6.B5" office:value-type="string">
            <text:p text:style-name="P22">$6-83</text:p>
          </table:table-cell>
          <table:table-cell table:style-name="t6.B5" office:value-type="string">
            <text:p text:style-name="P23">$6-03</text:p>
          </table:table-cell>
          <table:table-cell table:style-name="t6.B5" office:value-type="string">
            <text:p text:style-name="P22">$6-13</text:p>
          </table:table-cell>
          <table:table-cell table:style-name="t6.B5" office:value-type="string">
            <text:p text:style-name="P22">$6-23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22">$6-34</text:p>
          </table:table-cell>
          <table:table-cell table:style-name="t6.B5" office:value-type="string">
            <text:p text:style-name="P22">$6-44</text:p>
          </table:table-cell>
          <table:table-cell table:style-name="t6.B5" office:value-type="string">
            <text:p text:style-name="P22">$6-54</text:p>
          </table:table-cell>
          <table:table-cell table:style-name="t6.B5" office:value-type="string">
            <text:p text:style-name="P22">$6-64</text:p>
          </table:table-cell>
          <table:table-cell table:style-name="t6.B5" office:value-type="string">
            <text:p text:style-name="P22">$6-74</text:p>
          </table:table-cell>
          <table:table-cell table:style-name="t6.B5" office:value-type="string">
            <text:p text:style-name="P22">$6-84</text:p>
          </table:table-cell>
          <table:table-cell table:style-name="t6.B5" office:value-type="string">
            <text:p text:style-name="P23">$6-04</text:p>
          </table:table-cell>
          <table:table-cell table:style-name="t6.B5" office:value-type="string">
            <text:p text:style-name="P22">$6-14</text:p>
          </table:table-cell>
          <table:table-cell table:style-name="t6.B5" office:value-type="string">
            <text:p text:style-name="P22">$6-24</text:p>
          </table:table-cell>
          <table:covered-table-cell/>
        </table:table-row>
        <table:table-row>
          <table:table-cell table:style-name="t6.A5" office:value-type="string">
            <text:p text:style-name="P15">7,0 mSv/h</text:p>
          </table:table-cell>
          <table:table-cell table:style-name="t6.B5" office:value-type="string">
            <text:p text:style-name="P22">$6-35</text:p>
          </table:table-cell>
          <table:table-cell table:style-name="t6.B5" office:value-type="string">
            <text:p text:style-name="P22">$6-45</text:p>
          </table:table-cell>
          <table:table-cell table:style-name="t6.B5" office:value-type="string">
            <text:p text:style-name="P22">$6-55</text:p>
          </table:table-cell>
          <table:table-cell table:style-name="t6.B5" office:value-type="string">
            <text:p text:style-name="P22">$6-65</text:p>
          </table:table-cell>
          <table:table-cell table:style-name="t6.B5" office:value-type="string">
            <text:p text:style-name="P22">$6-75</text:p>
          </table:table-cell>
          <table:table-cell table:style-name="t6.B5" office:value-type="string">
            <text:p text:style-name="P22">$6-85</text:p>
          </table:table-cell>
          <table:table-cell table:style-name="t6.B5" office:value-type="string">
            <text:p text:style-name="P23">$6-05</text:p>
          </table:table-cell>
          <table:table-cell table:style-name="t6.B5" office:value-type="string">
            <text:p text:style-name="P22">$6-15</text:p>
          </table:table-cell>
          <table:table-cell table:style-name="t6.B5" office:value-type="string">
            <text:p text:style-name="P22">$6-25</text:p>
          </table:table-cell>
          <table:covered-table-cell/>
        </table:table-row>
        <table:table-row>
          <table:table-cell table:style-name="t6.A5" office:value-type="string">
            <text:p text:style-name="P15">70 mSv/h</text:p>
          </table:table-cell>
          <table:table-cell table:style-name="t6.B5" office:value-type="string">
            <text:p text:style-name="P22">$6-36</text:p>
          </table:table-cell>
          <table:table-cell table:style-name="t6.B5" office:value-type="string">
            <text:p text:style-name="P22">$6-46</text:p>
          </table:table-cell>
          <table:table-cell table:style-name="t6.B5" office:value-type="string">
            <text:p text:style-name="P22">$6-56</text:p>
          </table:table-cell>
          <table:table-cell table:style-name="t6.B5" office:value-type="string">
            <text:p text:style-name="P22">$6-66</text:p>
          </table:table-cell>
          <table:table-cell table:style-name="t6.B5" office:value-type="string">
            <text:p text:style-name="P22">$6-76</text:p>
          </table:table-cell>
          <table:table-cell table:style-name="t6.B5" office:value-type="string">
            <text:p text:style-name="P22">$6-86</text:p>
          </table:table-cell>
          <table:table-cell table:style-name="t6.B5" office:value-type="string">
            <text:p text:style-name="P23">$6-06</text:p>
          </table:table-cell>
          <table:table-cell table:style-name="t6.B5" office:value-type="string">
            <text:p text:style-name="P22">$6-16</text:p>
          </table:table-cell>
          <table:table-cell table:style-name="t6.B5" office:value-type="string">
            <text:p text:style-name="P22">$6-26</text:p>
          </table:table-cell>
          <table:covered-table-cell/>
        </table:table-row>
        <table:table-row>
          <table:table-cell table:style-name="t6.A12" office:value-type="string">
            <text:p text:style-name="P15">0,7 Sv/h</text:p>
          </table:table-cell>
          <table:table-cell table:style-name="t6.B12" office:value-type="string">
            <text:p text:style-name="P22">$6-3<text:span text:style-name="T65">7</text:span></text:p>
          </table:table-cell>
          <table:table-cell table:style-name="t6.B12" office:value-type="string">
            <text:p text:style-name="P22">$6-4<text:span text:style-name="T65">7</text:span></text:p>
          </table:table-cell>
          <table:table-cell table:style-name="t6.B12" office:value-type="string">
            <text:p text:style-name="P22">$6-5<text:span text:style-name="T65">7</text:span></text:p>
          </table:table-cell>
          <table:table-cell table:style-name="t6.B12" office:value-type="string">
            <text:p text:style-name="P22">$6-6<text:span text:style-name="T65">7</text:span></text:p>
          </table:table-cell>
          <table:table-cell table:style-name="t6.B12" office:value-type="string">
            <text:p text:style-name="P22">$6-7<text:span text:style-name="T65">7</text:span></text:p>
          </table:table-cell>
          <table:table-cell table:style-name="t6.B12" office:value-type="string">
            <text:p text:style-name="P22">$6-8<text:span text:style-name="T65">7</text:span></text:p>
          </table:table-cell>
          <table:table-cell table:style-name="t6.B12" office:value-type="string">
            <text:p text:style-name="P23">$6-0<text:span text:style-name="T65">7</text:span></text:p>
          </table:table-cell>
          <table:table-cell table:style-name="t6.B12" office:value-type="string">
            <text:p text:style-name="P22">$6-1<text:span text:style-name="T65">7</text:span></text:p>
          </table:table-cell>
          <table:table-cell table:style-name="t6.B12" office:value-type="string">
            <text:p text:style-name="P22">$6-2<text:span text:style-name="T65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6"><text:span text:style-name="T29">BDKG-30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23">Kerma rate at check point</text:span> <text:span text:style-name="T67">Ḣ</text:span><text:span text:style-name="T54">oi</text:span><text:span text:style-name="T83">(10)</text:span></text:p>
          </table:table-cell>
          <table:table-cell table:style-name="t7.B2" table:number-rows-spanned="3" office:value-type="string">
            <text:p text:style-name="P67">Radia-tion source <text:s/>number</text:p>
          </table:table-cell>
          <table:table-cell table:style-name="t7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41"><text:span text:style-name="T2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7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7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7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50">H</text:span><text:span text:style-name="T52">1</text:span></text:p>
          </table:table-cell>
          <table:table-cell table:style-name="t7.D3" office:value-type="string">
            <text:p text:style-name="P41"><text:span text:style-name="T24">H</text:span><text:span text:style-name="T52">2</text:span></text:p>
          </table:table-cell>
          <table:table-cell table:style-name="t7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<text:span text:style-name="T23">03</text:span> <text:span text:style-name="T23">Gy</text:span>/h</text:p>
          </table:table-cell>
          <table:table-cell table:style-name="t7.B5" office:value-type="string">
            <text:p text:style-name="P22">$7-30</text:p>
          </table:table-cell>
          <table:table-cell table:style-name="t7.B5" office:value-type="string">
            <text:p text:style-name="P22">$7-40</text:p>
          </table:table-cell>
          <table:table-cell table:style-name="t7.B5" office:value-type="string">
            <text:p text:style-name="P22">$7-50</text:p>
          </table:table-cell>
          <table:table-cell table:style-name="t7.B5" office:value-type="string">
            <text:p text:style-name="P22">$7-60</text:p>
          </table:table-cell>
          <table:table-cell table:style-name="t7.B5" office:value-type="string">
            <text:p text:style-name="P22">$7-70</text:p>
          </table:table-cell>
          <table:table-cell table:style-name="t7.B5" office:value-type="string">
            <text:p text:style-name="P22">$7-80</text:p>
          </table:table-cell>
          <table:table-cell table:style-name="t7.B5" office:value-type="string">
            <text:p text:style-name="P23">$7-00</text:p>
          </table:table-cell>
          <table:table-cell table:style-name="t7.B5" office:value-type="string">
            <text:p text:style-name="P22">$7-10</text:p>
          </table:table-cell>
          <table:table-cell table:style-name="t7.B5" office:value-type="string">
            <text:p text:style-name="P22">$7-20</text:p>
          </table:table-cell>
          <table:table-cell table:style-name="t7.K5" table:number-rows-spanned="8" office:value-type="string">
            <text:p text:style-name="P21">±<text:span text:style-name="T23">15</text:span></text:p>
          </table:table-cell>
        </table:table-row>
        <table:table-row>
          <table:table-cell table:style-name="t7.A5" office:value-type="string">
            <text:p text:style-name="P15">0,<text:span text:style-name="T65">7</text:span> <text:span text:style-name="T23">Gy</text:span>/h</text:p>
          </table:table-cell>
          <table:table-cell table:style-name="t7.B5" office:value-type="string">
            <text:p text:style-name="P22">$7-31</text:p>
          </table:table-cell>
          <table:table-cell table:style-name="t7.B5" office:value-type="string">
            <text:p text:style-name="P22">$7-41</text:p>
          </table:table-cell>
          <table:table-cell table:style-name="t7.B5" office:value-type="string">
            <text:p text:style-name="P22">$7-51</text:p>
          </table:table-cell>
          <table:table-cell table:style-name="t7.B5" office:value-type="string">
            <text:p text:style-name="P22">$7-61</text:p>
          </table:table-cell>
          <table:table-cell table:style-name="t7.B5" office:value-type="string">
            <text:p text:style-name="P22">$7-71</text:p>
          </table:table-cell>
          <table:table-cell table:style-name="t7.B5" office:value-type="string">
            <text:p text:style-name="P22">$7-81</text:p>
          </table:table-cell>
          <table:table-cell table:style-name="t7.B5" office:value-type="string">
            <text:p text:style-name="P23">$7-01</text:p>
          </table:table-cell>
          <table:table-cell table:style-name="t7.B5" office:value-type="string">
            <text:p text:style-name="P22">$7-11</text:p>
          </table:table-cell>
          <table:table-cell table:style-name="t7.B5" office:value-type="string">
            <text:p text:style-name="P22">$7-21</text:p>
          </table:table-cell>
          <table:covered-table-cell/>
        </table:table-row>
        <table:table-row>
          <table:table-cell table:style-name="t7.A5" office:value-type="string">
            <text:p text:style-name="P15">7 <text:span text:style-name="T23">Gy</text:span>/h</text:p>
          </table:table-cell>
          <table:table-cell table:style-name="t7.B5" office:value-type="string">
            <text:p text:style-name="P22">$7-32</text:p>
          </table:table-cell>
          <table:table-cell table:style-name="t7.B5" office:value-type="string">
            <text:p text:style-name="P22">$7-42</text:p>
          </table:table-cell>
          <table:table-cell table:style-name="t7.B5" office:value-type="string">
            <text:p text:style-name="P22">$7-52</text:p>
          </table:table-cell>
          <table:table-cell table:style-name="t7.B5" office:value-type="string">
            <text:p text:style-name="P22">$7-62</text:p>
          </table:table-cell>
          <table:table-cell table:style-name="t7.B5" office:value-type="string">
            <text:p text:style-name="P22">$7-72</text:p>
          </table:table-cell>
          <table:table-cell table:style-name="t7.B5" office:value-type="string">
            <text:p text:style-name="P22">$7-82</text:p>
          </table:table-cell>
          <table:table-cell table:style-name="t7.B5" office:value-type="string">
            <text:p text:style-name="P23">$7-02</text:p>
          </table:table-cell>
          <table:table-cell table:style-name="t7.B5" office:value-type="string">
            <text:p text:style-name="P22">$7-12</text:p>
          </table:table-cell>
          <table:table-cell table:style-name="t7.B5" office:value-type="string">
            <text:p text:style-name="P22">$7-22</text:p>
          </table:table-cell>
          <table:covered-table-cell/>
        </table:table-row>
        <table:table-row>
          <table:table-cell table:style-name="t7.A5" office:value-type="string">
            <text:p text:style-name="P15">70 <text:span text:style-name="T23">Gy</text:span>/h</text:p>
          </table:table-cell>
          <table:table-cell table:style-name="t7.B5" office:value-type="string">
            <text:p text:style-name="P22">$7-33</text:p>
          </table:table-cell>
          <table:table-cell table:style-name="t7.B5" office:value-type="string">
            <text:p text:style-name="P22">$7-43</text:p>
          </table:table-cell>
          <table:table-cell table:style-name="t7.B5" office:value-type="string">
            <text:p text:style-name="P22">$7-53</text:p>
          </table:table-cell>
          <table:table-cell table:style-name="t7.B5" office:value-type="string">
            <text:p text:style-name="P22">$7-63</text:p>
          </table:table-cell>
          <table:table-cell table:style-name="t7.B5" office:value-type="string">
            <text:p text:style-name="P22">$7-73</text:p>
          </table:table-cell>
          <table:table-cell table:style-name="t7.B5" office:value-type="string">
            <text:p text:style-name="P22">$7-83</text:p>
          </table:table-cell>
          <table:table-cell table:style-name="t7.B5" office:value-type="string">
            <text:p text:style-name="P23">$7-03</text:p>
          </table:table-cell>
          <table:table-cell table:style-name="t7.B5" office:value-type="string">
            <text:p text:style-name="P22">$7-13</text:p>
          </table:table-cell>
          <table:table-cell table:style-name="t7.B5" office:value-type="string">
            <text:p text:style-name="P22">$7-23</text:p>
          </table:table-cell>
          <table:covered-table-cell/>
        </table:table-row>
        <table:table-row>
          <table:table-cell table:style-name="t7.A5" office:value-type="string">
            <text:p text:style-name="P15">0.7 <text:span text:style-name="T23">mGy</text:span>/h</text:p>
          </table:table-cell>
          <table:table-cell table:style-name="t7.B5" office:value-type="string">
            <text:p text:style-name="P22">$7-34</text:p>
          </table:table-cell>
          <table:table-cell table:style-name="t7.B5" office:value-type="string">
            <text:p text:style-name="P22">$7-44</text:p>
          </table:table-cell>
          <table:table-cell table:style-name="t7.B5" office:value-type="string">
            <text:p text:style-name="P22">$7-54</text:p>
          </table:table-cell>
          <table:table-cell table:style-name="t7.B5" office:value-type="string">
            <text:p text:style-name="P22">$7-64</text:p>
          </table:table-cell>
          <table:table-cell table:style-name="t7.B5" office:value-type="string">
            <text:p text:style-name="P22">$7-74</text:p>
          </table:table-cell>
          <table:table-cell table:style-name="t7.B5" office:value-type="string">
            <text:p text:style-name="P22">$7-84</text:p>
          </table:table-cell>
          <table:table-cell table:style-name="t7.B5" office:value-type="string">
            <text:p text:style-name="P23">$7-04</text:p>
          </table:table-cell>
          <table:table-cell table:style-name="t7.B5" office:value-type="string">
            <text:p text:style-name="P22">$7-14</text:p>
          </table:table-cell>
          <table:table-cell table:style-name="t7.B5" office:value-type="string">
            <text:p text:style-name="P22">$7-24</text:p>
          </table:table-cell>
          <table:covered-table-cell/>
        </table:table-row>
        <table:table-row>
          <table:table-cell table:style-name="t7.A5" office:value-type="string">
            <text:p text:style-name="P15">7,0 <text:span text:style-name="T23">mGy</text:span>/h</text:p>
          </table:table-cell>
          <table:table-cell table:style-name="t7.B5" office:value-type="string">
            <text:p text:style-name="P22">$7-35</text:p>
          </table:table-cell>
          <table:table-cell table:style-name="t7.B5" office:value-type="string">
            <text:p text:style-name="P22">$7-45</text:p>
          </table:table-cell>
          <table:table-cell table:style-name="t7.B5" office:value-type="string">
            <text:p text:style-name="P22">$7-55</text:p>
          </table:table-cell>
          <table:table-cell table:style-name="t7.B5" office:value-type="string">
            <text:p text:style-name="P22">$7-65</text:p>
          </table:table-cell>
          <table:table-cell table:style-name="t7.B5" office:value-type="string">
            <text:p text:style-name="P22">$7-75</text:p>
          </table:table-cell>
          <table:table-cell table:style-name="t7.B5" office:value-type="string">
            <text:p text:style-name="P22">$7-85</text:p>
          </table:table-cell>
          <table:table-cell table:style-name="t7.B5" office:value-type="string">
            <text:p text:style-name="P23">$7-05</text:p>
          </table:table-cell>
          <table:table-cell table:style-name="t7.B5" office:value-type="string">
            <text:p text:style-name="P22">$7-15</text:p>
          </table:table-cell>
          <table:table-cell table:style-name="t7.B5" office:value-type="string">
            <text:p text:style-name="P22">$7-25</text:p>
          </table:table-cell>
          <table:covered-table-cell/>
        </table:table-row>
        <table:table-row>
          <table:table-cell table:style-name="t7.A5" office:value-type="string">
            <text:p text:style-name="P15">70 <text:span text:style-name="T23">mGy</text:span>/h</text:p>
          </table:table-cell>
          <table:table-cell table:style-name="t7.B5" office:value-type="string">
            <text:p text:style-name="P22">$7-36</text:p>
          </table:table-cell>
          <table:table-cell table:style-name="t7.B5" office:value-type="string">
            <text:p text:style-name="P22">$7-46</text:p>
          </table:table-cell>
          <table:table-cell table:style-name="t7.B5" office:value-type="string">
            <text:p text:style-name="P22">$7-56</text:p>
          </table:table-cell>
          <table:table-cell table:style-name="t7.B5" office:value-type="string">
            <text:p text:style-name="P22">$7-66</text:p>
          </table:table-cell>
          <table:table-cell table:style-name="t7.B5" office:value-type="string">
            <text:p text:style-name="P22">$7-76</text:p>
          </table:table-cell>
          <table:table-cell table:style-name="t7.B5" office:value-type="string">
            <text:p text:style-name="P22">$7-86</text:p>
          </table:table-cell>
          <table:table-cell table:style-name="t7.B5" office:value-type="string">
            <text:p text:style-name="P23">$7-06</text:p>
          </table:table-cell>
          <table:table-cell table:style-name="t7.B5" office:value-type="string">
            <text:p text:style-name="P22">$7-16</text:p>
          </table:table-cell>
          <table:table-cell table:style-name="t7.B5" office:value-type="string">
            <text:p text:style-name="P22">$7-26</text:p>
          </table:table-cell>
          <table:covered-table-cell/>
        </table:table-row>
        <table:table-row>
          <table:table-cell table:style-name="t7.A12" office:value-type="string">
            <text:p text:style-name="P15">0,7 <text:span text:style-name="T23">Gy</text:span>/h</text:p>
          </table:table-cell>
          <table:table-cell table:style-name="t7.B12" office:value-type="string">
            <text:p text:style-name="P22">$7-3<text:span text:style-name="T65">7</text:span></text:p>
          </table:table-cell>
          <table:table-cell table:style-name="t7.B12" office:value-type="string">
            <text:p text:style-name="P22">$7-4<text:span text:style-name="T65">7</text:span></text:p>
          </table:table-cell>
          <table:table-cell table:style-name="t7.B12" office:value-type="string">
            <text:p text:style-name="P22">$7-5<text:span text:style-name="T65">7</text:span></text:p>
          </table:table-cell>
          <table:table-cell table:style-name="t7.B12" office:value-type="string">
            <text:p text:style-name="P22">$7-6<text:span text:style-name="T65">7</text:span></text:p>
          </table:table-cell>
          <table:table-cell table:style-name="t7.B12" office:value-type="string">
            <text:p text:style-name="P22">$7-7<text:span text:style-name="T65">7</text:span></text:p>
          </table:table-cell>
          <table:table-cell table:style-name="t7.B12" office:value-type="string">
            <text:p text:style-name="P22">$7-8<text:span text:style-name="T65">7</text:span></text:p>
          </table:table-cell>
          <table:table-cell table:style-name="t7.B12" office:value-type="string">
            <text:p text:style-name="P23">$7-0<text:span text:style-name="T65">7</text:span></text:p>
          </table:table-cell>
          <table:table-cell table:style-name="t7.B12" office:value-type="string">
            <text:p text:style-name="P22">$7-1<text:span text:style-name="T65">7</text:span></text:p>
          </table:table-cell>
          <table:table-cell table:style-name="t7.B12" office:value-type="string">
            <text:p text:style-name="P22">$7-2<text:span text:style-name="T65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6"><text:span text:style-name="T29">BDKG-32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8.B2" table:number-rows-spanned="3" office:value-type="string">
            <text:p text:style-name="P67">Radia-tion source <text:s/>number</text:p>
          </table:table-cell>
          <table:table-cell table:style-name="t8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8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8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8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50">H</text:span><text:span text:style-name="T52">1</text:span></text:p>
          </table:table-cell>
          <table:table-cell table:style-name="t8.D3" office:value-type="string">
            <text:p text:style-name="P41"><text:span text:style-name="T24">H</text:span><text:span text:style-name="T52">2</text:span></text:p>
          </table:table-cell>
          <table:table-cell table:style-name="t8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<text:span text:style-name="T65">0,07</text:span> Sv/h</text:p>
          </table:table-cell>
          <table:table-cell table:style-name="t8.B5" office:value-type="string">
            <text:p text:style-name="P22">$8-30</text:p>
          </table:table-cell>
          <table:table-cell table:style-name="t8.B5" office:value-type="string">
            <text:p text:style-name="P22">$8-40</text:p>
          </table:table-cell>
          <table:table-cell table:style-name="t8.B5" office:value-type="string">
            <text:p text:style-name="P22">$8-50</text:p>
          </table:table-cell>
          <table:table-cell table:style-name="t8.B5" office:value-type="string">
            <text:p text:style-name="P22">$8-60</text:p>
          </table:table-cell>
          <table:table-cell table:style-name="t8.B5" office:value-type="string">
            <text:p text:style-name="P22">$8-70</text:p>
          </table:table-cell>
          <table:table-cell table:style-name="t8.B5" office:value-type="string">
            <text:p text:style-name="P22">$8-80</text:p>
          </table:table-cell>
          <table:table-cell table:style-name="t8.B5" office:value-type="string">
            <text:p text:style-name="P23">$8-00</text:p>
          </table:table-cell>
          <table:table-cell table:style-name="t8.B5" office:value-type="string">
            <text:p text:style-name="P22">$8-10</text:p>
          </table:table-cell>
          <table:table-cell table:style-name="t8.B5" office:value-type="string">
            <text:p text:style-name="P22">$8-20</text:p>
          </table:table-cell>
          <table:table-cell table:style-name="t8.K5" table:number-rows-spanned="9" office:value-type="string">
            <text:p text:style-name="P21">±<text:span text:style-name="T23">15</text:span></text:p>
          </table:table-cell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22">$8-31</text:p>
          </table:table-cell>
          <table:table-cell table:style-name="t8.B5" office:value-type="string">
            <text:p text:style-name="P22">$8-41</text:p>
          </table:table-cell>
          <table:table-cell table:style-name="t8.B5" office:value-type="string">
            <text:p text:style-name="P22">$8-51</text:p>
          </table:table-cell>
          <table:table-cell table:style-name="t8.B5" office:value-type="string">
            <text:p text:style-name="P22">$8-61</text:p>
          </table:table-cell>
          <table:table-cell table:style-name="t8.B5" office:value-type="string">
            <text:p text:style-name="P22">$8-71</text:p>
          </table:table-cell>
          <table:table-cell table:style-name="t8.B5" office:value-type="string">
            <text:p text:style-name="P22">$8-81</text:p>
          </table:table-cell>
          <table:table-cell table:style-name="t8.B5" office:value-type="string">
            <text:p text:style-name="P23">$8-01</text:p>
          </table:table-cell>
          <table:table-cell table:style-name="t8.B5" office:value-type="string">
            <text:p text:style-name="P22">$8-11</text:p>
          </table:table-cell>
          <table:table-cell table:style-name="t8.B5" office:value-type="string">
            <text:p text:style-name="P22">$8-21</text:p>
          </table:table-cell>
          <table:covered-table-cell/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22">$8-32</text:p>
          </table:table-cell>
          <table:table-cell table:style-name="t8.B5" office:value-type="string">
            <text:p text:style-name="P22">$8-42</text:p>
          </table:table-cell>
          <table:table-cell table:style-name="t8.B5" office:value-type="string">
            <text:p text:style-name="P22">$8-52</text:p>
          </table:table-cell>
          <table:table-cell table:style-name="t8.B5" office:value-type="string">
            <text:p text:style-name="P22">$8-62</text:p>
          </table:table-cell>
          <table:table-cell table:style-name="t8.B5" office:value-type="string">
            <text:p text:style-name="P22">$8-72</text:p>
          </table:table-cell>
          <table:table-cell table:style-name="t8.B5" office:value-type="string">
            <text:p text:style-name="P22">$8-82</text:p>
          </table:table-cell>
          <table:table-cell table:style-name="t8.B5" office:value-type="string">
            <text:p text:style-name="P23">$8-02</text:p>
          </table:table-cell>
          <table:table-cell table:style-name="t8.B5" office:value-type="string">
            <text:p text:style-name="P22">$8-12</text:p>
          </table:table-cell>
          <table:table-cell table:style-name="t8.B5" office:value-type="string">
            <text:p text:style-name="P22">$8-22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22">$8-33</text:p>
          </table:table-cell>
          <table:table-cell table:style-name="t8.B5" office:value-type="string">
            <text:p text:style-name="P22">$8-43</text:p>
          </table:table-cell>
          <table:table-cell table:style-name="t8.B5" office:value-type="string">
            <text:p text:style-name="P22">$8-53</text:p>
          </table:table-cell>
          <table:table-cell table:style-name="t8.B5" office:value-type="string">
            <text:p text:style-name="P22">$8-63</text:p>
          </table:table-cell>
          <table:table-cell table:style-name="t8.B5" office:value-type="string">
            <text:p text:style-name="P22">$8-73</text:p>
          </table:table-cell>
          <table:table-cell table:style-name="t8.B5" office:value-type="string">
            <text:p text:style-name="P22">$8-83</text:p>
          </table:table-cell>
          <table:table-cell table:style-name="t8.B5" office:value-type="string">
            <text:p text:style-name="P23">$8-03</text:p>
          </table:table-cell>
          <table:table-cell table:style-name="t8.B5" office:value-type="string">
            <text:p text:style-name="P22">$8-13</text:p>
          </table:table-cell>
          <table:table-cell table:style-name="t8.B5" office:value-type="string">
            <text:p text:style-name="P22">$8-23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22">$8-34</text:p>
          </table:table-cell>
          <table:table-cell table:style-name="t8.B5" office:value-type="string">
            <text:p text:style-name="P22">$8-44</text:p>
          </table:table-cell>
          <table:table-cell table:style-name="t8.B5" office:value-type="string">
            <text:p text:style-name="P22">$8-54</text:p>
          </table:table-cell>
          <table:table-cell table:style-name="t8.B5" office:value-type="string">
            <text:p text:style-name="P22">$8-64</text:p>
          </table:table-cell>
          <table:table-cell table:style-name="t8.B5" office:value-type="string">
            <text:p text:style-name="P22">$8-74</text:p>
          </table:table-cell>
          <table:table-cell table:style-name="t8.B5" office:value-type="string">
            <text:p text:style-name="P22">$8-84</text:p>
          </table:table-cell>
          <table:table-cell table:style-name="t8.B5" office:value-type="string">
            <text:p text:style-name="P23">$8-04</text:p>
          </table:table-cell>
          <table:table-cell table:style-name="t8.B5" office:value-type="string">
            <text:p text:style-name="P22">$8-14</text:p>
          </table:table-cell>
          <table:table-cell table:style-name="t8.B5" office:value-type="string">
            <text:p text:style-name="P22">$8-24</text:p>
          </table:table-cell>
          <table:covered-table-cell/>
        </table:table-row>
        <table:table-row>
          <table:table-cell table:style-name="t8.A5" office:value-type="string">
            <text:p text:style-name="P15">7,0 mSv/h</text:p>
          </table:table-cell>
          <table:table-cell table:style-name="t8.B5" office:value-type="string">
            <text:p text:style-name="P22">$8-35</text:p>
          </table:table-cell>
          <table:table-cell table:style-name="t8.B5" office:value-type="string">
            <text:p text:style-name="P22">$8-45</text:p>
          </table:table-cell>
          <table:table-cell table:style-name="t8.B5" office:value-type="string">
            <text:p text:style-name="P22">$8-55</text:p>
          </table:table-cell>
          <table:table-cell table:style-name="t8.B5" office:value-type="string">
            <text:p text:style-name="P22">$8-65</text:p>
          </table:table-cell>
          <table:table-cell table:style-name="t8.B5" office:value-type="string">
            <text:p text:style-name="P22">$8-75</text:p>
          </table:table-cell>
          <table:table-cell table:style-name="t8.B5" office:value-type="string">
            <text:p text:style-name="P22">$8-85</text:p>
          </table:table-cell>
          <table:table-cell table:style-name="t8.B5" office:value-type="string">
            <text:p text:style-name="P23">$8-05</text:p>
          </table:table-cell>
          <table:table-cell table:style-name="t8.B5" office:value-type="string">
            <text:p text:style-name="P22">$8-15</text:p>
          </table:table-cell>
          <table:table-cell table:style-name="t8.B5" office:value-type="string">
            <text:p text:style-name="P22">$8-25</text:p>
          </table:table-cell>
          <table:covered-table-cell/>
        </table:table-row>
        <table:table-row>
          <table:table-cell table:style-name="t8.A5" office:value-type="string">
            <text:p text:style-name="P15">70 mSv/h</text:p>
          </table:table-cell>
          <table:table-cell table:style-name="t8.B5" office:value-type="string">
            <text:p text:style-name="P22">$8-36</text:p>
          </table:table-cell>
          <table:table-cell table:style-name="t8.B5" office:value-type="string">
            <text:p text:style-name="P22">$8-46</text:p>
          </table:table-cell>
          <table:table-cell table:style-name="t8.B5" office:value-type="string">
            <text:p text:style-name="P22">$8-56</text:p>
          </table:table-cell>
          <table:table-cell table:style-name="t8.B5" office:value-type="string">
            <text:p text:style-name="P22">$8-66</text:p>
          </table:table-cell>
          <table:table-cell table:style-name="t8.B5" office:value-type="string">
            <text:p text:style-name="P22">$8-76</text:p>
          </table:table-cell>
          <table:table-cell table:style-name="t8.B5" office:value-type="string">
            <text:p text:style-name="P22">$8-86</text:p>
          </table:table-cell>
          <table:table-cell table:style-name="t8.B5" office:value-type="string">
            <text:p text:style-name="P23">$8-06</text:p>
          </table:table-cell>
          <table:table-cell table:style-name="t8.B5" office:value-type="string">
            <text:p text:style-name="P22">$8-16</text:p>
          </table:table-cell>
          <table:table-cell table:style-name="t8.B5" office:value-type="string">
            <text:p text:style-name="P22">$8-26</text:p>
          </table:table-cell>
          <table:covered-table-cell/>
        </table:table-row>
        <table:table-row>
          <table:table-cell table:style-name="t8.A5" office:value-type="string">
            <text:p text:style-name="P15">0,<text:span text:style-name="T65">35</text:span> Sv/h</text:p>
          </table:table-cell>
          <table:table-cell table:style-name="t8.B5" office:value-type="string">
            <text:p text:style-name="P22">$8-37</text:p>
          </table:table-cell>
          <table:table-cell table:style-name="t8.B5" office:value-type="string">
            <text:p text:style-name="P22">$8-47</text:p>
          </table:table-cell>
          <table:table-cell table:style-name="t8.B5" office:value-type="string">
            <text:p text:style-name="P22">$8-57</text:p>
          </table:table-cell>
          <table:table-cell table:style-name="t8.B5" office:value-type="string">
            <text:p text:style-name="P22">$8-67</text:p>
          </table:table-cell>
          <table:table-cell table:style-name="t8.B5" office:value-type="string">
            <text:p text:style-name="P22">$8-77</text:p>
          </table:table-cell>
          <table:table-cell table:style-name="t8.B5" office:value-type="string">
            <text:p text:style-name="P22">$8-87</text:p>
          </table:table-cell>
          <table:table-cell table:style-name="t8.B5" office:value-type="string">
            <text:p text:style-name="P23">$8-07</text:p>
          </table:table-cell>
          <table:table-cell table:style-name="t8.B5" office:value-type="string">
            <text:p text:style-name="P22">$8-17</text:p>
          </table:table-cell>
          <table:table-cell table:style-name="t8.B5" office:value-type="string">
            <text:p text:style-name="P22">$8-27</text:p>
          </table:table-cell>
          <table:covered-table-cell/>
        </table:table-row>
        <table:table-row>
          <table:table-cell table:style-name="t8.A13" office:value-type="string">
            <text:p text:style-name="P15"><text:span text:style-name="T65">0</text:span>,<text:span text:style-name="T65">5 </text:span>Sv/h</text:p>
          </table:table-cell>
          <table:table-cell table:style-name="t8.B13" office:value-type="string">
            <text:p text:style-name="P22">$8-38</text:p>
          </table:table-cell>
          <table:table-cell table:style-name="t8.B13" office:value-type="string">
            <text:p text:style-name="P22">$8-48</text:p>
          </table:table-cell>
          <table:table-cell table:style-name="t8.B13" office:value-type="string">
            <text:p text:style-name="P22">$8-58</text:p>
          </table:table-cell>
          <table:table-cell table:style-name="t8.B13" office:value-type="string">
            <text:p text:style-name="P22">$8-68</text:p>
          </table:table-cell>
          <table:table-cell table:style-name="t8.B13" office:value-type="string">
            <text:p text:style-name="P22">$8-78</text:p>
          </table:table-cell>
          <table:table-cell table:style-name="t8.B13" office:value-type="string">
            <text:p text:style-name="P22">$8-88</text:p>
          </table:table-cell>
          <table:table-cell table:style-name="t8.B13" office:value-type="string">
            <text:p text:style-name="P23">$8-08</text:p>
          </table:table-cell>
          <table:table-cell table:style-name="t8.B13" office:value-type="string">
            <text:p text:style-name="P22">$8-18</text:p>
          </table:table-cell>
          <table:table-cell table:style-name="t8.B13" office:value-type="string">
            <text:p text:style-name="P22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7"><text:span text:style-name="T29">BDKN-01 </text:span><text:span text:style-name="T29">(</text:span><text:span text:style-name="T27">n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<text:span text:style-name="T23">Flux density</text:span> <text:span text:style-name="T23">at check point </text:span><text:span text:style-name="T51"></text:span><text:span text:style-name="T64">0</text:span><text:span text:style-name="T54">i</text:span> ,<text:line-break/><text:span text:style-name="T24">s</text:span><text:span text:style-name="T44">-1</text:span><text:span text:style-name="T24">cm</text:span><text:span text:style-name="T44">-2</text:span></text:p>
          </table:table-cell>
          <table:table-cell table:style-name="t9.B2" office:value-type="string">
            <text:p text:style-name="P17">Background</text:p>
            <text:p text:style-name="P14"><text:span text:style-name="T23">R=</text:span>2<text:span text:style-name="T23">,0 </text:span><text:span text:style-name="T24">m</text:span></text:p>
          </table:table-cell>
          <table:table-cell table:style-name="t9.B2" office:value-type="string">
            <text:p text:style-name="P15">ИБН-<text:span text:style-name="T23">8-3</text:span></text:p>
            <text:p text:style-name="P17">N027</text:p>
            <text:p text:style-name="P14"><text:span text:style-name="T23">R=2,0 </text:span><text:span text:style-name="T24">m</text:span></text:p>
            <text:p text:style-name="P17">B(R)=0,600</text:p>
            <text:p text:style-name="P14"><text:span text:style-name="T25"></text:span><text:span text:style-name="T54">0i</text:span><text:span text:style-name="T23">=5,9</text:span></text:p>
            <text:p text:style-name="P3"><text:span text:style-name="T23">1</text:span>,<text:span text:style-name="T23">0</text:span>-1<text:span text:style-name="T23">0</text:span></text:p>
          </table:table-cell>
          <table:table-cell table:style-name="t9.B2" office:value-type="string">
            <text:p text:style-name="P15">ИБН-<text:span text:style-name="T23">8-6</text:span></text:p>
            <text:p text:style-name="P14"><text:span text:style-name="T23">N</text:span>0<text:span text:style-name="T23">10</text:span></text:p>
            <text:p text:style-name="P14"><text:span text:style-name="T23">R=2,0 </text:span><text:span text:style-name="T24">m</text:span></text:p>
            <text:p text:style-name="P17">B(R)=0,600</text:p>
            <text:p text:style-name="P14"><text:span text:style-name="T25"></text:span><text:span text:style-name="T54">0i</text:span><text:span text:style-name="T23">=57,</text:span>0</text:p>
            <text:p text:style-name="P14">20-100</text:p>
          </table:table-cell>
          <table:table-cell table:style-name="t9.B2" office:value-type="string">
            <text:p text:style-name="P57">ИБН-8-6</text:p>
            <text:p text:style-name="P58"><text:s text:c="3"/>N010</text:p>
            <text:p text:style-name="P56"><text:span text:style-name="T23">R=1,0 </text:span><text:span text:style-name="T24">m</text:span></text:p>
            <text:p text:style-name="P58">B(R)=0,863</text:p>
            <text:p text:style-name="P56"><text:span text:style-name="T25"></text:span><text:span text:style-name="T54">0i</text:span><text:span text:style-name="T23">=235</text:span></text:p>
            <text:p text:style-name="P57">210<text:span text:style-name="T44">2</text:span> - 10<text:span text:style-name="T44">3</text:span></text:p>
          </table:table-cell>
          <table:table-cell table:style-name="t9.F2" office:value-type="string">
            <text:p text:style-name="P57">ИБН-8-6</text:p>
            <text:p text:style-name="P58"><text:s text:c="3"/>N010</text:p>
            <text:p text:style-name="P56"><text:span text:style-name="T23">R=0,5 </text:span><text:span text:style-name="T24">m</text:span></text:p>
            <text:p text:style-name="P58">B(R)=0,957</text:p>
            <text:p text:style-name="P56"><text:span text:style-name="T25"></text:span><text:span text:style-name="T54">0i</text:span><text:span text:style-name="T23">=1019</text:span></text:p>
            <text:p text:style-name="P57">210<text:span text:style-name="T44">3</text:span> - 10<text:span text:style-name="T44">4</text:span></text:p>
          </table:table-cell>
        </table:table-row>
        <table:table-row>
          <table:table-cell table:style-name="t9.A3" office:value-type="string">
            <text:p text:style-name="P16"><text:span text:style-name="T23">Readings</text:span> <text:span text:style-name="T23">at check point</text:span> <text:s/><text:span text:style-name="T51"></text:span><text:span text:style-name="T64">0</text:span><text:span text:style-name="T54">i</text:span>, с<text:span text:style-name="T44">-1</text:span><text:span text:style-name="T50">см</text:span><text:span text:style-name="T44">-2 </text:span><text:span text:style-name="T74">,</text:span> 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61</text:p>
            <text:p text:style-name="P18">$9-71</text:p>
            <text:p text:style-name="P18">$9-81</text:p>
          </table:table-cell>
          <table:table-cell table:style-name="t9.B3" office:value-type="string">
            <text:p text:style-name="P18">$9-62</text:p>
            <text:p text:style-name="P18">$9-72</text:p>
            <text:p text:style-name="P18">$9-82</text:p>
          </table:table-cell>
          <table:table-cell table:style-name="t9.B3" office:value-type="string">
            <text:p text:style-name="P18">$9-63</text:p>
            <text:p text:style-name="P18">$9-73</text:p>
            <text:p text:style-name="P18">$9-83</text:p>
          </table:table-cell>
          <table:table-cell table:style-name="t9.F3" office:value-type="string">
            <text:p text:style-name="P18">$9-64</text:p>
            <text:p text:style-name="P18">$9-74</text:p>
            <text:p text:style-name="P18">$9-84</text:p>
          </table:table-cell>
        </table:table-row>
        <table:table-row>
          <table:table-cell table:style-name="t9.A3" office:value-type="string">
            <text:p text:style-name="P16"><text:span text:style-name="T23">Average readings</text:span>, <text:span text:style-name="T51"></text:span><text:span text:style-name="T54">i</text:span>, <text:span text:style-name="T24">s</text:span><text:span text:style-name="T44">-1</text:span><text:span text:style-name="T24">cm</text:span><text:span text:style-name="T44">-2</text:span></text:p>
          </table:table-cell>
          <table:table-cell table:style-name="t9.B3" office:value-type="string">
            <text:p text:style-name="P18">$9-00</text:p>
          </table:table-cell>
          <table:table-cell table:style-name="t9.B3" office:value-type="string">
            <text:p text:style-name="P18">$9-01</text:p>
          </table:table-cell>
          <table:table-cell table:style-name="t9.B3" office:value-type="string">
            <text:p text:style-name="P18">$9-02</text:p>
          </table:table-cell>
          <table:table-cell table:style-name="t9.B3" office:value-type="string">
            <text:p text:style-name="P18">$9-03</text:p>
          </table:table-cell>
          <table:table-cell table:style-name="t9.F3" office:value-type="string">
            <text:p text:style-name="P18">$9-04</text:p>
          </table:table-cell>
        </table:table-row>
        <table:table-row>
          <table:table-cell table:style-name="t9.A3" office:value-type="string">
            <text:p text:style-name="P16"><text:span text:style-name="T23">Result of flux density measurement</text:span> <text:s/><text:span text:style-name="T23">at control point</text:span></text:p>
            <text:p text:style-name="P13"><text:span text:style-name="T51"></text:span><text:span text:style-name="T55">np</text:span><text:span text:style-name="T54">i</text:span>, <text:span text:style-name="T82">s</text:span><text:span text:style-name="T44">-1</text:span><text:span text:style-name="T74"></text:span><text:span text:style-name="T82">cm</text:span><text:span text:style-name="T44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n21</text:p>
          </table:table-cell>
          <table:table-cell table:style-name="t9.B3" office:value-type="string">
            <text:p text:style-name="P18">$9-n22</text:p>
          </table:table-cell>
          <table:table-cell table:style-name="t9.B3" office:value-type="string">
            <text:p text:style-name="P18">$9-n23</text:p>
          </table:table-cell>
          <table:table-cell table:style-name="t9.F3" office:value-type="string">
            <text:p text:style-name="P18">$9-n24</text:p>
          </table:table-cell>
        </table:table-row>
        <table:table-row>
          <table:table-cell table:style-name="t9.A3" office:value-type="string">
            <text:p text:style-name="P16"><text:span text:style-name="T23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n31</text:p>
          </table:table-cell>
          <table:table-cell table:style-name="t9.B3" office:value-type="string">
            <text:p text:style-name="P18">$9-n32</text:p>
          </table:table-cell>
          <table:table-cell table:style-name="t9.B3" office:value-type="string">
            <text:p text:style-name="P18">$9-n33</text:p>
          </table:table-cell>
          <table:table-cell table:style-name="t9.F3" office:value-type="string">
            <text:p text:style-name="P18">$9-n34</text:p>
          </table:table-cell>
        </table:table-row>
        <table:table-row>
          <table:table-cell table:style-name="t9.A3" office:value-type="string">
            <text:p text:style-name="P16"><text:span text:style-name="T23">Confidence limit of the intrinsic relative error</text:span> <text:span text:style-name="T84">Δ</text:span><text:span text:style-name="T26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8">$9-n41</text:p>
          </table:table-cell>
          <table:table-cell table:style-name="t9.B3" office:value-type="string">
            <text:p text:style-name="P18">$9-n42</text:p>
          </table:table-cell>
          <table:table-cell table:style-name="t9.B3" office:value-type="string">
            <text:p text:style-name="P18">$9-n43</text:p>
          </table:table-cell>
          <table:table-cell table:style-name="t9.F3" office:value-type="string">
            <text:p text:style-name="P18">$9-n44</text:p>
          </table:table-cell>
        </table:table-row>
        <table:table-row table:style-name="t9.8">
          <table:table-cell table:style-name="t9.A8" office:value-type="string">
            <text:p text:style-name="P54"><text:span text:style-name="T23">Limite of intrinsic relative error </text:span>, % <text:s/><text:span text:style-name="T23">not above</text:span>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7"><text:span text:style-name="T29">BDKN-03 (</text:span><text:span text:style-name="T27">n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2"><text:span text:style-name="T114">Dose rate at check point</text:span><text:span text:style-name="T90"> </text:span><text:span text:style-name="T119">Ḣ</text:span><text:span text:style-name="T94">oi</text:span><text:span text:style-name="T115">(10)</text:span></text:p>
          </table:table-cell>
          <table:table-cell table:style-name="t10.B2" office:value-type="string">
            <text:p text:style-name="P17">Bacground</text:p>
            <text:p text:style-name="P14"><text:span text:style-name="T23">R=</text:span>2<text:span text:style-name="T23">,0 </text:span><text:span text:style-name="T24">m</text:span></text:p>
          </table:table-cell>
          <table:table-cell table:style-name="t10.B2" office:value-type="string">
            <text:p text:style-name="P15">ИБН-<text:span text:style-name="T23">8-3</text:span></text:p>
            <text:p text:style-name="P17">N027</text:p>
            <text:p text:style-name="P14"><text:span text:style-name="T23">R=2,0 </text:span><text:span text:style-name="T24">m</text:span></text:p>
            <text:p text:style-name="P14"><text:span text:style-name="T23">B(R)=0,</text:span>866</text:p>
            <text:p text:style-name="P14"><text:span text:style-name="T86">H</text:span><text:span text:style-name="T98">*</text:span><text:span text:style-name="T92">oi</text:span><text:span text:style-name="T89">(10)</text:span><text:span text:style-name="T23">=</text:span><text:span text:style-name="T65">8,3</text:span></text:p>
            <text:p text:style-name="P3">1-10</text:p>
          </table:table-cell>
          <table:table-cell table:style-name="t10.B2" office:value-type="string">
            <text:p text:style-name="P15">ИБН-<text:span text:style-name="T23">8-6</text:span></text:p>
            <text:p text:style-name="P14"><text:span text:style-name="T23">N</text:span>0<text:span text:style-name="T23">10</text:span></text:p>
            <text:p text:style-name="P14"><text:span text:style-name="T23">R=2,0 </text:span><text:span text:style-name="T24">m</text:span></text:p>
            <text:p text:style-name="P14"><text:span text:style-name="T23">B(R)=0,</text:span>866</text:p>
            <text:p text:style-name="P14"><text:span text:style-name="T86">H</text:span><text:span text:style-name="T98">*</text:span><text:span text:style-name="T92">oi</text:span><text:span text:style-name="T89">(10)</text:span><text:span text:style-name="T23">=</text:span><text:span text:style-name="T65">80</text:span></text:p>
            <text:p text:style-name="P18">20-100</text:p>
          </table:table-cell>
          <table:table-cell table:style-name="t10.B2" office:value-type="string">
            <text:p text:style-name="P57">ИБН-8-6</text:p>
            <text:p text:style-name="P58">N010</text:p>
            <text:p text:style-name="P56"><text:span text:style-name="T23">R=1,0 </text:span><text:span text:style-name="T24">m</text:span></text:p>
            <text:p text:style-name="P56"><text:span text:style-name="T23">B(R)=0,</text:span>957</text:p>
            <text:p text:style-name="P56"><text:span text:style-name="T86">H</text:span><text:span text:style-name="T98">*</text:span><text:span text:style-name="T92">oi</text:span><text:span text:style-name="T89">(10)</text:span><text:span text:style-name="T23">=</text:span><text:span text:style-name="T65">331</text:span></text:p>
            <text:p text:style-name="P59">2<text:span text:style-name="T120">·</text:span>10<text:span text:style-name="T44">2</text:span>-10<text:span text:style-name="T44">3</text:span></text:p>
          </table:table-cell>
          <table:table-cell table:style-name="t10.F2" office:value-type="string">
            <text:p text:style-name="P57">ИБН-8-6</text:p>
            <text:p text:style-name="P58">N010</text:p>
            <text:p text:style-name="P56"><text:span text:style-name="T23">R=0,5 </text:span><text:span text:style-name="T24">m</text:span></text:p>
            <text:p text:style-name="P56"><text:span text:style-name="T23">B(R)=0,9</text:span>91</text:p>
            <text:p text:style-name="P56"><text:span text:style-name="T86">H</text:span><text:span text:style-name="T98">*</text:span><text:span text:style-name="T92">oi</text:span><text:span text:style-name="T89">(10)</text:span><text:span text:style-name="T23">=</text:span><text:span text:style-name="T65">1434</text:span></text:p>
            <text:p text:style-name="P59">2<text:span text:style-name="T120">·</text:span>10<text:span text:style-name="T44">3</text:span>-10<text:span text:style-name="T44">4</text:span></text:p>
          </table:table-cell>
        </table:table-row>
        <table:table-row>
          <table:table-cell table:style-name="t10.A3" office:value-type="string">
            <text:p text:style-name="P20"><text:span text:style-name="T23">Readings</text:span> <text:span text:style-name="T23">at check point</text:span></text:p>
            <text:p text:style-name="P19"><text:span text:style-name="T87">H</text:span><text:span text:style-name="T99">*</text:span><text:span text:style-name="T93">i</text:span><text:span text:style-name="T91">(10) , </text:span><text:span text:style-name="T75">±δ</text:span><text:span text:style-name="T52">ст</text:span>, 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61</text:p>
            <text:p text:style-name="P18">$10-71</text:p>
            <text:p text:style-name="P18">$10-81</text:p>
          </table:table-cell>
          <table:table-cell table:style-name="t10.B3" office:value-type="string">
            <text:p text:style-name="P18">$10-62</text:p>
            <text:p text:style-name="P18">$10-72</text:p>
            <text:p text:style-name="P18">$10-82</text:p>
          </table:table-cell>
          <table:table-cell table:style-name="t10.B3" office:value-type="string">
            <text:p text:style-name="P18">$10-63</text:p>
            <text:p text:style-name="P18">$10-73</text:p>
            <text:p text:style-name="P18">$10-83</text:p>
          </table:table-cell>
          <table:table-cell table:style-name="t10.F3" office:value-type="string">
            <text:p text:style-name="P18">$10-64</text:p>
            <text:p text:style-name="P18">$10-74</text:p>
            <text:p text:style-name="P18">$10-84</text:p>
          </table:table-cell>
        </table:table-row>
        <table:table-row>
          <table:table-cell table:style-name="t10.A3" office:value-type="string">
            <text:p text:style-name="P20"><text:span text:style-name="T23">Average readings</text:span>, <text:span text:style-name="T88">H</text:span><text:span text:style-name="T99">*</text:span><text:span text:style-name="T93">i</text:span><text:span text:style-name="T91">(10) </text:span></text:p>
          </table:table-cell>
          <table:table-cell table:style-name="t10.B4" office:value-type="string">
            <text:p text:style-name="P18">$<text:span text:style-name="T65">10</text:span>-00</text:p>
          </table:table-cell>
          <table:table-cell table:style-name="t10.B4" office:value-type="string">
            <text:p text:style-name="P18">$<text:span text:style-name="T65">10</text:span>-01</text:p>
          </table:table-cell>
          <table:table-cell table:style-name="t10.B4" office:value-type="string">
            <text:p text:style-name="P18">$<text:span text:style-name="T65">10</text:span>-02</text:p>
          </table:table-cell>
          <table:table-cell table:style-name="t10.B4" office:value-type="string">
            <text:p text:style-name="P18">$<text:span text:style-name="T65">10</text:span>-03</text:p>
          </table:table-cell>
          <table:table-cell table:style-name="t10.F3" office:value-type="string">
            <text:p text:style-name="P18">$<text:span text:style-name="T65">10</text:span>-04</text:p>
          </table:table-cell>
        </table:table-row>
        <table:table-row>
          <table:table-cell table:style-name="t10.A3" office:value-type="string">
            <text:p text:style-name="P20"><text:span text:style-name="T23">Dose rate measurement</text:span> <text:span text:style-name="T23">result</text:span> <text:span text:style-name="T23">at control point</text:span></text:p>
            <text:p text:style-name="P19"><text:span text:style-name="T87">H</text:span><text:span text:style-name="T99">*</text:span><text:span text:style-name="T95">пр</text:span><text:span text:style-name="T96">i</text:span><text:span text:style-name="T91">(10) </text:span>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8">$10-n21</text:p>
          </table:table-cell>
          <table:table-cell table:style-name="t10.B4" office:value-type="string">
            <text:p text:style-name="P18">$10-n22</text:p>
          </table:table-cell>
          <table:table-cell table:style-name="t10.B4" office:value-type="string">
            <text:p text:style-name="P18">$10-n23</text:p>
          </table:table-cell>
          <table:table-cell table:style-name="t10.F3" office:value-type="string">
            <text:p text:style-name="P18">$10-n24</text:p>
          </table:table-cell>
        </table:table-row>
        <table:table-row>
          <table:table-cell table:style-name="t10.A3" office:value-type="string">
            <text:p text:style-name="P16"><text:span text:style-name="T23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8">$10-n31</text:p>
          </table:table-cell>
          <table:table-cell table:style-name="t10.B4" office:value-type="string">
            <text:p text:style-name="P18">$10-n32</text:p>
          </table:table-cell>
          <table:table-cell table:style-name="t10.B4" office:value-type="string">
            <text:p text:style-name="P18">$10-n33</text:p>
          </table:table-cell>
          <table:table-cell table:style-name="t10.F3" office:value-type="string">
            <text:p text:style-name="P18">$10-n34</text:p>
          </table:table-cell>
        </table:table-row>
        <table:table-row>
          <table:table-cell table:style-name="t10.A3" office:value-type="string">
            <text:p text:style-name="P16"><text:span text:style-name="T23">Confidence limit of the intrinsic relative error</text:span> <text:span text:style-name="T84">Δ</text:span><text:span text:style-name="T26">i</text:span>, %</text:p>
          </table:table-cell>
          <table:table-cell table:style-name="t10.B4" office:value-type="string">
            <text:p text:style-name="P15"/>
            <text:p text:style-name="P14"/>
          </table:table-cell>
          <table:table-cell table:style-name="t10.B4" office:value-type="string">
            <text:p text:style-name="P18">$10-n41</text:p>
          </table:table-cell>
          <table:table-cell table:style-name="t10.B4" office:value-type="string">
            <text:p text:style-name="P18">$10-n42</text:p>
          </table:table-cell>
          <table:table-cell table:style-name="t10.B4" office:value-type="string">
            <text:p text:style-name="P18">$10-n43</text:p>
          </table:table-cell>
          <table:table-cell table:style-name="t10.F3" office:value-type="string">
            <text:p text:style-name="P18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23">Limite of intrinsic relative error </text:span>, % <text:s/><text:span text:style-name="T23">not above</text:span>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36"><text:span text:style-name="T29">BDPA-01 </text:span><text:span text:style-name="T29">(</text:span><text:span text:style-name="T43">a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5"><text:span text:style-name="T23">Flux density in test point</text:span> <text:span text:style-name="T121"></text:span><text:span text:style-name="T52">0</text:span><text:span text:style-name="T53">i</text:span>,</text:p>
            <text:p text:style-name="P66"><text:s/><text:span text:style-name="T24">min</text:span><text:span text:style-name="T44">-1</text:span>·<text:span text:style-name="T24">cm</text:span><text:span text:style-name="T44">-2</text:span></text:p>
          </table:table-cell>
          <table:table-cell table:style-name="t11.B2" table:number-rows-spanned="3" office:value-type="string">
            <text:p text:style-name="P67">Radia-tion source <text:s/>number</text:p>
          </table:table-cell>
          <table:table-cell table:style-name="t11.B2" table:number-columns-spanned="5" office:value-type="string">
            <text:p text:style-name="P41"><text:span text:style-name="T23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1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1.J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1"><text:span text:style-name="T23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4"><text:s/>min</text:span><text:span text:style-name="T47">-1</text:span><text:span text:style-name="T24">·cm</text:span><text:span text:style-name="T47">-2</text:span></text:p>
          </table:table-cell>
          <table:table-cell table:style-name="t11.C3" table:number-columns-spanned="3" office:value-type="string">
            <text:p text:style-name="P41"><text:span text:style-name="T23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1"><text:span text:style-name="T23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2"><text:span text:style-name="T76"></text:span><text:span text:style-name="T52">1</text:span></text:p>
          </table:table-cell>
          <table:table-cell table:style-name="t11.D4" office:value-type="string">
            <text:p text:style-name="P41"><text:span text:style-name="T77"></text:span><text:span text:style-name="T52">2</text:span></text:p>
          </table:table-cell>
          <table:table-cell table:style-name="t11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8">78.3</text:p>
          </table:table-cell>
          <table:table-cell table:style-name="t11.B5" office:value-type="float" office:value="1179">
            <text:p text:style-name="P24">1179</text:p>
          </table:table-cell>
          <table:table-cell table:style-name="t11.C5" office:value-type="string">
            <text:p text:style-name="P22">$11-50</text:p>
          </table:table-cell>
          <table:table-cell table:style-name="t11.C5" office:value-type="string">
            <text:p text:style-name="P22">$11-60</text:p>
          </table:table-cell>
          <table:table-cell table:style-name="t11.C5" office:value-type="string">
            <text:p text:style-name="P22">$11-70</text:p>
          </table:table-cell>
          <table:table-cell table:style-name="t11.C5" office:value-type="string">
            <text:p text:style-name="P22">$11-80</text:p>
          </table:table-cell>
          <table:table-cell table:style-name="t11.C5" office:value-type="string">
            <text:p text:style-name="P23">$11-00</text:p>
          </table:table-cell>
          <table:table-cell table:style-name="t11.C5" office:value-type="string">
            <text:p text:style-name="P22">$11-10</text:p>
          </table:table-cell>
          <table:table-cell table:style-name="t11.C5" office:value-type="string">
            <text:p text:style-name="P22">$11-20</text:p>
          </table:table-cell>
          <table:table-cell table:style-name="t11.J5" table:number-rows-spanned="4" office:value-type="string">
            <text:p text:style-name="P21">±<text:span text:style-name="T23">20</text:span></text:p>
          </table:table-cell>
        </table:table-row>
        <table:table-row>
          <table:table-cell table:style-name="t11.A6" office:value-type="string">
            <text:p text:style-name="P18"><text:span text:style-name="T65">7</text:span>43</text:p>
          </table:table-cell>
          <table:table-cell table:style-name="t11.B5" office:value-type="float" office:value="1180">
            <text:p text:style-name="P24">1180</text:p>
          </table:table-cell>
          <table:table-cell table:style-name="t11.C5" office:value-type="string">
            <text:p text:style-name="P22">$11-51</text:p>
          </table:table-cell>
          <table:table-cell table:style-name="t11.C5" office:value-type="string">
            <text:p text:style-name="P22">$11-61</text:p>
          </table:table-cell>
          <table:table-cell table:style-name="t11.C5" office:value-type="string">
            <text:p text:style-name="P22">$11-71</text:p>
          </table:table-cell>
          <table:table-cell table:style-name="t11.C5" office:value-type="string">
            <text:p text:style-name="P22">$11-81</text:p>
          </table:table-cell>
          <table:table-cell table:style-name="t11.C5" office:value-type="string">
            <text:p text:style-name="P23">$11-01</text:p>
          </table:table-cell>
          <table:table-cell table:style-name="t11.C5" office:value-type="string">
            <text:p text:style-name="P22">$11-11</text:p>
          </table:table-cell>
          <table:table-cell table:style-name="t11.C5" office:value-type="string">
            <text:p text:style-name="P22">$11-21</text:p>
          </table:table-cell>
          <table:covered-table-cell/>
        </table:table-row>
        <table:table-row>
          <table:table-cell table:style-name="t11.A6" office:value-type="string">
            <text:p text:style-name="P15"><text:span text:style-name="T65">6</text:span><text:span text:style-name="T23">300</text:span></text:p>
          </table:table-cell>
          <table:table-cell table:style-name="t11.B5" office:value-type="float" office:value="1181">
            <text:p text:style-name="P24">1181</text:p>
          </table:table-cell>
          <table:table-cell table:style-name="t11.C5" office:value-type="string">
            <text:p text:style-name="P22">$11-52</text:p>
          </table:table-cell>
          <table:table-cell table:style-name="t11.C5" office:value-type="string">
            <text:p text:style-name="P22">$11-62</text:p>
          </table:table-cell>
          <table:table-cell table:style-name="t11.C5" office:value-type="string">
            <text:p text:style-name="P22">$11-72</text:p>
          </table:table-cell>
          <table:table-cell table:style-name="t11.C5" office:value-type="string">
            <text:p text:style-name="P22">$11-82</text:p>
          </table:table-cell>
          <table:table-cell table:style-name="t11.C5" office:value-type="string">
            <text:p text:style-name="P23">$11-02</text:p>
          </table:table-cell>
          <table:table-cell table:style-name="t11.C5" office:value-type="string">
            <text:p text:style-name="P22">$11-12</text:p>
          </table:table-cell>
          <table:table-cell table:style-name="t11.C5" office:value-type="string">
            <text:p text:style-name="P22">$11-22</text:p>
          </table:table-cell>
          <table:covered-table-cell/>
        </table:table-row>
        <table:table-row>
          <table:table-cell table:style-name="t11.A8" office:value-type="string">
            <text:p text:style-name="P18"><text:span text:style-name="T65">6</text:span>2100</text:p>
          </table:table-cell>
          <table:table-cell table:style-name="t11.B8" office:value-type="float" office:value="1182">
            <text:p text:style-name="P24">1182</text:p>
          </table:table-cell>
          <table:table-cell table:style-name="t11.C8" office:value-type="string">
            <text:p text:style-name="P22">$11-53</text:p>
          </table:table-cell>
          <table:table-cell table:style-name="t11.C8" office:value-type="string">
            <text:p text:style-name="P22">$11-63</text:p>
          </table:table-cell>
          <table:table-cell table:style-name="t11.C8" office:value-type="string">
            <text:p text:style-name="P22">$11-73</text:p>
          </table:table-cell>
          <table:table-cell table:style-name="t11.C8" office:value-type="string">
            <text:p text:style-name="P22">$11-83</text:p>
          </table:table-cell>
          <table:table-cell table:style-name="t11.C8" office:value-type="string">
            <text:p text:style-name="P23">$11-03</text:p>
          </table:table-cell>
          <table:table-cell table:style-name="t11.C8" office:value-type="string">
            <text:p text:style-name="P22">$11-13</text:p>
          </table:table-cell>
          <table:table-cell table:style-name="t11.C8" office:value-type="string">
            <text:p text:style-name="P22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6"><text:span text:style-name="T29">BDPA-02 </text:span><text:span text:style-name="T29">(</text:span><text:span text:style-name="T43">a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5"><text:span text:style-name="T23">Flux density in test point</text:span> <text:span text:style-name="T121"></text:span><text:span text:style-name="T52">0</text:span><text:span text:style-name="T53">i</text:span>,</text:p>
            <text:p text:style-name="P66"><text:s/><text:span text:style-name="T24">min</text:span><text:span text:style-name="T44">-1</text:span>·<text:span text:style-name="T24">cm</text:span><text:span text:style-name="T44">-2</text:span></text:p>
          </table:table-cell>
          <table:table-cell table:style-name="t12.B2" table:number-rows-spanned="3" office:value-type="string">
            <text:p text:style-name="P67">Radia-tion source <text:s/>number</text:p>
          </table:table-cell>
          <table:table-cell table:style-name="t12.B2" table:number-columns-spanned="5" office:value-type="string">
            <text:p text:style-name="P41"><text:span text:style-name="T23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2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2.J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1"><text:span text:style-name="T23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4"><text:s/>min</text:span><text:span text:style-name="T47">-1</text:span><text:span text:style-name="T24">·cm</text:span><text:span text:style-name="T47">-2</text:span></text:p>
          </table:table-cell>
          <table:table-cell table:style-name="t12.C3" table:number-columns-spanned="3" office:value-type="string">
            <text:p text:style-name="P41"><text:span text:style-name="T23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1"><text:span text:style-name="T23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76"></text:span><text:span text:style-name="T52">1</text:span></text:p>
          </table:table-cell>
          <table:table-cell table:style-name="t12.D4" office:value-type="string">
            <text:p text:style-name="P41"><text:span text:style-name="T77"></text:span><text:span text:style-name="T52">2</text:span></text:p>
          </table:table-cell>
          <table:table-cell table:style-name="t12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8">74.4</text:p>
          </table:table-cell>
          <table:table-cell table:style-name="t12.B5" office:value-type="float" office:value="651">
            <text:p text:style-name="P25">0651</text:p>
          </table:table-cell>
          <table:table-cell table:style-name="t12.C5" office:value-type="string">
            <text:p text:style-name="P22">$12-50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3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23">20</text:span></text:p>
          </table:table-cell>
        </table:table-row>
        <table:table-row>
          <table:table-cell table:style-name="t12.A5" office:value-type="float" office:value="630">
            <text:p text:style-name="P18">630</text:p>
          </table:table-cell>
          <table:table-cell table:style-name="t12.B5" office:value-type="float" office:value="653">
            <text:p text:style-name="P25">0652</text:p>
          </table:table-cell>
          <table:table-cell table:style-name="t12.C5" office:value-type="string">
            <text:p text:style-name="P22">$12-51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3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float" office:value="5140">
            <text:p text:style-name="P18">5140</text:p>
          </table:table-cell>
          <table:table-cell table:style-name="t12.B5" office:value-type="float" office:value="0">
            <text:p text:style-name="P25">0653</text:p>
          </table:table-cell>
          <table:table-cell table:style-name="t12.C5" office:value-type="string">
            <text:p text:style-name="P22">$12-52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3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8">35600</text:p>
          </table:table-cell>
          <table:table-cell table:style-name="t12.B8" office:value-type="float" office:value="0">
            <text:p text:style-name="P25">0655</text:p>
          </table:table-cell>
          <table:table-cell table:style-name="t12.C8" office:value-type="string">
            <text:p text:style-name="P22">$12-53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3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6"><text:span text:style-name="T29">BDPB-01 </text:span><text:span text:style-name="T29">(</text:span><text:span text:style-name="T43">b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5"><text:span text:style-name="T23">Flux density in test point</text:span> <text:span text:style-name="T121"></text:span><text:span text:style-name="T52">0</text:span><text:span text:style-name="T53">i</text:span>,</text:p>
            <text:p text:style-name="P66"><text:s/><text:span text:style-name="T24">min</text:span><text:span text:style-name="T44">-1</text:span>·<text:span text:style-name="T24">cm</text:span><text:span text:style-name="T44">-2</text:span></text:p>
          </table:table-cell>
          <table:table-cell table:style-name="t13.B2" table:number-rows-spanned="3" office:value-type="string">
            <text:p text:style-name="P67">Radia-tion source <text:s/>number</text:p>
          </table:table-cell>
          <table:table-cell table:style-name="t13.B2" table:number-columns-spanned="5" office:value-type="string">
            <text:p text:style-name="P41"><text:span text:style-name="T23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3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3.J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1"><text:span text:style-name="T23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4"><text:s/>min</text:span><text:span text:style-name="T47">-1</text:span><text:span text:style-name="T24">·cm</text:span><text:span text:style-name="T47">-2</text:span></text:p>
          </table:table-cell>
          <table:table-cell table:style-name="t13.C3" table:number-columns-spanned="3" office:value-type="string">
            <text:p text:style-name="P41"><text:span text:style-name="T23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1"><text:span text:style-name="T23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76"></text:span><text:span text:style-name="T52">1</text:span></text:p>
          </table:table-cell>
          <table:table-cell table:style-name="t13.D4" office:value-type="string">
            <text:p text:style-name="P41"><text:span text:style-name="T77"></text:span><text:span text:style-name="T52">2</text:span></text:p>
          </table:table-cell>
          <table:table-cell table:style-name="t13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8">102</text:p>
          </table:table-cell>
          <table:table-cell table:style-name="t13.B5" office:value-type="float" office:value="660">
            <text:p text:style-name="P24">0660</text:p>
          </table:table-cell>
          <table:table-cell table:style-name="t13.C5" office:value-type="string">
            <text:p text:style-name="P22">$13-50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3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6" office:value-type="string">
            <text:p text:style-name="P21">±<text:span text:style-name="T23">20</text:span></text:p>
          </table:table-cell>
        </table:table-row>
        <table:table-row>
          <table:table-cell table:style-name="t13.A5" office:value-type="float" office:value="236">
            <text:p text:style-name="P18">236</text:p>
          </table:table-cell>
          <table:table-cell table:style-name="t13.B5" office:value-type="float" office:value="0">
            <text:p text:style-name="P24">6905</text:p>
          </table:table-cell>
          <table:table-cell table:style-name="t13.C5" office:value-type="string">
            <text:p text:style-name="P22">$13-51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3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float" office:value="6080">
            <text:p text:style-name="P18">6080</text:p>
          </table:table-cell>
          <table:table-cell table:style-name="t13.B5" office:value-type="float" office:value="0">
            <text:p text:style-name="P24">0661</text:p>
          </table:table-cell>
          <table:table-cell table:style-name="t13.C5" office:value-type="string">
            <text:p text:style-name="P22">$13-52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3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8">53500</text:p>
          </table:table-cell>
          <table:table-cell table:style-name="t13.B5" office:value-type="float" office:value="0">
            <text:p text:style-name="P24">0662</text:p>
          </table:table-cell>
          <table:table-cell table:style-name="t13.C5" office:value-type="string">
            <text:p text:style-name="P22">$13-53</text:p>
          </table:table-cell>
          <table:table-cell table:style-name="t13.C5" office:value-type="string">
            <text:p text:style-name="P22">$13-63</text:p>
          </table:table-cell>
          <table:table-cell table:style-name="t13.C5" office:value-type="string">
            <text:p text:style-name="P22">$13-73</text:p>
          </table:table-cell>
          <table:table-cell table:style-name="t13.C5" office:value-type="string">
            <text:p text:style-name="P22">$13-83</text:p>
          </table:table-cell>
          <table:table-cell table:style-name="t13.C5" office:value-type="string">
            <text:p text:style-name="P23">$13-03</text:p>
          </table:table-cell>
          <table:table-cell table:style-name="t13.C5" office:value-type="string">
            <text:p text:style-name="P22">$13-13</text:p>
          </table:table-cell>
          <table:table-cell table:style-name="t13.C5" office:value-type="string">
            <text:p text:style-name="P22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8">154300</text:p>
          </table:table-cell>
          <table:table-cell table:style-name="t13.B5" office:value-type="float" office:value="0">
            <text:p text:style-name="P24">16437</text:p>
          </table:table-cell>
          <table:table-cell table:style-name="t13.C5" office:value-type="string">
            <text:p text:style-name="P22">$13-54</text:p>
          </table:table-cell>
          <table:table-cell table:style-name="t13.C5" office:value-type="string">
            <text:p text:style-name="P22">$13-64</text:p>
          </table:table-cell>
          <table:table-cell table:style-name="t13.C5" office:value-type="string">
            <text:p text:style-name="P22">$13-74</text:p>
          </table:table-cell>
          <table:table-cell table:style-name="t13.C5" office:value-type="string">
            <text:p text:style-name="P22">$13-84</text:p>
          </table:table-cell>
          <table:table-cell table:style-name="t13.C5" office:value-type="string">
            <text:p text:style-name="P23">$13-04</text:p>
          </table:table-cell>
          <table:table-cell table:style-name="t13.C5" office:value-type="string">
            <text:p text:style-name="P22">$13-14</text:p>
          </table:table-cell>
          <table:table-cell table:style-name="t13.C5" office:value-type="string">
            <text:p text:style-name="P22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8">383600</text:p>
          </table:table-cell>
          <table:table-cell table:style-name="t13.B10" office:value-type="float" office:value="0">
            <text:p text:style-name="P24">15014</text:p>
          </table:table-cell>
          <table:table-cell table:style-name="t13.C10" office:value-type="string">
            <text:p text:style-name="P22">$13-55</text:p>
          </table:table-cell>
          <table:table-cell table:style-name="t13.C10" office:value-type="string">
            <text:p text:style-name="P22">$13-65</text:p>
          </table:table-cell>
          <table:table-cell table:style-name="t13.C10" office:value-type="string">
            <text:p text:style-name="P22">$13-75</text:p>
          </table:table-cell>
          <table:table-cell table:style-name="t13.C10" office:value-type="string">
            <text:p text:style-name="P22">$13-85</text:p>
          </table:table-cell>
          <table:table-cell table:style-name="t13.C10" office:value-type="string">
            <text:p text:style-name="P23">$13-05</text:p>
          </table:table-cell>
          <table:table-cell table:style-name="t13.C10" office:value-type="string">
            <text:p text:style-name="P22">$13-15</text:p>
          </table:table-cell>
          <table:table-cell table:style-name="t13.C10" office:value-type="string">
            <text:p text:style-name="P22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6"><text:span text:style-name="T29">BDPB-02 </text:span><text:span text:style-name="T29">(</text:span><text:span text:style-name="T43">b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5"><text:span text:style-name="T23">Flux density in test point</text:span> <text:span text:style-name="T121"></text:span><text:span text:style-name="T52">0</text:span><text:span text:style-name="T53">i</text:span>,</text:p>
            <text:p text:style-name="P66"><text:s/><text:span text:style-name="T24">min</text:span><text:span text:style-name="T44">-1</text:span>·<text:span text:style-name="T24">cm</text:span><text:span text:style-name="T44">-2</text:span></text:p>
          </table:table-cell>
          <table:table-cell table:style-name="t14.B2" table:number-rows-spanned="3" office:value-type="string">
            <text:p text:style-name="P67">Radia-tion source <text:s/>number</text:p>
          </table:table-cell>
          <table:table-cell table:style-name="t14.B2" table:number-columns-spanned="5" office:value-type="string">
            <text:p text:style-name="P41"><text:span text:style-name="T23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4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4.J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1"><text:span text:style-name="T23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4"><text:s/>min</text:span><text:span text:style-name="T47">-1</text:span><text:span text:style-name="T24">·cm</text:span><text:span text:style-name="T47">-2</text:span></text:p>
          </table:table-cell>
          <table:table-cell table:style-name="t14.C3" table:number-columns-spanned="3" office:value-type="string">
            <text:p text:style-name="P41"><text:span text:style-name="T23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1"><text:span text:style-name="T23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76"></text:span><text:span text:style-name="T52">1</text:span></text:p>
          </table:table-cell>
          <table:table-cell table:style-name="t14.D4" office:value-type="string">
            <text:p text:style-name="P41"><text:span text:style-name="T77"></text:span><text:span text:style-name="T52">2</text:span></text:p>
          </table:table-cell>
          <table:table-cell table:style-name="t14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8">14.2</text:p>
          </table:table-cell>
          <table:table-cell table:style-name="t14.B5" office:value-type="float" office:value="660">
            <text:p text:style-name="P24">0663</text:p>
          </table:table-cell>
          <table:table-cell table:style-name="t14.C5" office:value-type="string">
            <text:p text:style-name="P22">$14-50</text:p>
          </table:table-cell>
          <table:table-cell table:style-name="t14.C5" office:value-type="string">
            <text:p text:style-name="P22">$14-60</text:p>
          </table:table-cell>
          <table:table-cell table:style-name="t14.C5" office:value-type="string">
            <text:p text:style-name="P22">$14-70</text:p>
          </table:table-cell>
          <table:table-cell table:style-name="t14.C5" office:value-type="string">
            <text:p text:style-name="P22">$14-80</text:p>
          </table:table-cell>
          <table:table-cell table:style-name="t14.C5" office:value-type="string">
            <text:p text:style-name="P23">$14-00</text:p>
          </table:table-cell>
          <table:table-cell table:style-name="t14.C5" office:value-type="string">
            <text:p text:style-name="P22">$14-10</text:p>
          </table:table-cell>
          <table:table-cell table:style-name="t14.C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23">20</text:span></text:p>
          </table:table-cell>
        </table:table-row>
        <table:table-row>
          <table:table-cell table:style-name="t14.A5" office:value-type="float" office:value="74.4">
            <text:p text:style-name="P18">74.4</text:p>
          </table:table-cell>
          <table:table-cell table:style-name="t14.B5" office:value-type="float" office:value="0">
            <text:p text:style-name="P24">0664</text:p>
          </table:table-cell>
          <table:table-cell table:style-name="t14.C5" office:value-type="string">
            <text:p text:style-name="P22">$14-51</text:p>
          </table:table-cell>
          <table:table-cell table:style-name="t14.C5" office:value-type="string">
            <text:p text:style-name="P22">$14-61</text:p>
          </table:table-cell>
          <table:table-cell table:style-name="t14.C5" office:value-type="string">
            <text:p text:style-name="P22">$14-71</text:p>
          </table:table-cell>
          <table:table-cell table:style-name="t14.C5" office:value-type="string">
            <text:p text:style-name="P22">$14-81</text:p>
          </table:table-cell>
          <table:table-cell table:style-name="t14.C5" office:value-type="string">
            <text:p text:style-name="P23">$14-01</text:p>
          </table:table-cell>
          <table:table-cell table:style-name="t14.C5" office:value-type="string">
            <text:p text:style-name="P22">$14-11</text:p>
          </table:table-cell>
          <table:table-cell table:style-name="t14.C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float" office:value="514">
            <text:p text:style-name="P18">514</text:p>
          </table:table-cell>
          <table:table-cell table:style-name="t14.B5" office:value-type="float" office:value="0">
            <text:p text:style-name="P24">0665</text:p>
          </table:table-cell>
          <table:table-cell table:style-name="t14.C5" office:value-type="string">
            <text:p text:style-name="P22">$14-52</text:p>
          </table:table-cell>
          <table:table-cell table:style-name="t14.C5" office:value-type="string">
            <text:p text:style-name="P22">$14-62</text:p>
          </table:table-cell>
          <table:table-cell table:style-name="t14.C5" office:value-type="string">
            <text:p text:style-name="P22">$14-72</text:p>
          </table:table-cell>
          <table:table-cell table:style-name="t14.C5" office:value-type="string">
            <text:p text:style-name="P22">$14-82</text:p>
          </table:table-cell>
          <table:table-cell table:style-name="t14.C5" office:value-type="string">
            <text:p text:style-name="P23">$14-02</text:p>
          </table:table-cell>
          <table:table-cell table:style-name="t14.C5" office:value-type="string">
            <text:p text:style-name="P22">$14-12</text:p>
          </table:table-cell>
          <table:table-cell table:style-name="t14.C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float" office:value="6290">
            <text:p text:style-name="P18">6290</text:p>
          </table:table-cell>
          <table:table-cell table:style-name="t14.B5" office:value-type="float" office:value="0">
            <text:p text:style-name="P24">0661</text:p>
          </table:table-cell>
          <table:table-cell table:style-name="t14.C5" office:value-type="string">
            <text:p text:style-name="P22">$14-53</text:p>
          </table:table-cell>
          <table:table-cell table:style-name="t14.C5" office:value-type="string">
            <text:p text:style-name="P22">$14-63</text:p>
          </table:table-cell>
          <table:table-cell table:style-name="t14.C5" office:value-type="string">
            <text:p text:style-name="P22">$14-73</text:p>
          </table:table-cell>
          <table:table-cell table:style-name="t14.C5" office:value-type="string">
            <text:p text:style-name="P22">$14-83</text:p>
          </table:table-cell>
          <table:table-cell table:style-name="t14.C5" office:value-type="string">
            <text:p text:style-name="P23">$14-03</text:p>
          </table:table-cell>
          <table:table-cell table:style-name="t14.C5" office:value-type="string">
            <text:p text:style-name="P22">$14-13</text:p>
          </table:table-cell>
          <table:table-cell table:style-name="t14.C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8">56800</text:p>
          </table:table-cell>
          <table:table-cell table:style-name="t14.B9" office:value-type="float" office:value="0">
            <text:p text:style-name="P24">0666</text:p>
          </table:table-cell>
          <table:table-cell table:style-name="t14.C9" office:value-type="string">
            <text:p text:style-name="P22">$14-54</text:p>
          </table:table-cell>
          <table:table-cell table:style-name="t14.C9" office:value-type="string">
            <text:p text:style-name="P22">$14-64</text:p>
          </table:table-cell>
          <table:table-cell table:style-name="t14.C9" office:value-type="string">
            <text:p text:style-name="P22">$14-74</text:p>
          </table:table-cell>
          <table:table-cell table:style-name="t14.C9" office:value-type="string">
            <text:p text:style-name="P22">$14-84</text:p>
          </table:table-cell>
          <table:table-cell table:style-name="t14.C9" office:value-type="string">
            <text:p text:style-name="P23">$14-04</text:p>
          </table:table-cell>
          <table:table-cell table:style-name="t14.C9" office:value-type="string">
            <text:p text:style-name="P22">$14-14</text:p>
          </table:table-cell>
          <table:table-cell table:style-name="t14.C9" office:value-type="string">
            <text:p text:style-name="P22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6"><text:span text:style-name="T29">BDKR-01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18.B2" table:number-rows-spanned="3" office:value-type="string">
            <text:p text:style-name="P67">Radia-tion source <text:s/>number</text:p>
          </table:table-cell>
          <table:table-cell table:style-name="t18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8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8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18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2"><text:span text:style-name="T50">H</text:span><text:span text:style-name="T52">1</text:span></text:p>
          </table:table-cell>
          <table:table-cell table:style-name="t18.D3" office:value-type="string">
            <text:p text:style-name="P41"><text:span text:style-name="T24">H</text:span><text:span text:style-name="T52">2</text:span></text:p>
          </table:table-cell>
          <table:table-cell table:style-name="t18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5"><text:span text:style-name="T23">0,07</text:span> Sv/h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3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23">15</text:span></text:p>
          </table:table-cell>
        </table:table-row>
        <table:table-row>
          <table:table-cell table:style-name="t18.A5" office:value-type="string">
            <text:p text:style-name="P15">0,7 Sv/h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3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15">7 Sv/h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3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15">70 Sv/h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3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36"><text:span text:style-name="T29">BDPS-02 </text:span><text:span text:style-name="T29">(</text:span><text:span text:style-name="T43">a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5"><text:span text:style-name="T23">Flux density in test point</text:span> <text:span text:style-name="T121"></text:span><text:span text:style-name="T52">0</text:span><text:span text:style-name="T53">i</text:span>,</text:p>
            <text:p text:style-name="P66"><text:s/><text:span text:style-name="T24">min</text:span><text:span text:style-name="T44">-1</text:span>·<text:span text:style-name="T24">cm</text:span><text:span text:style-name="T44">-2</text:span></text:p>
          </table:table-cell>
          <table:table-cell table:style-name="t19.B2" table:number-rows-spanned="3" office:value-type="string">
            <text:p text:style-name="P67">Radia-tion source <text:s/>number</text:p>
          </table:table-cell>
          <table:table-cell table:style-name="t19.B2" table:number-columns-spanned="5" office:value-type="string">
            <text:p text:style-name="P41"><text:span text:style-name="T23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9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19.J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1"><text:span text:style-name="T23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4"><text:s/>min</text:span><text:span text:style-name="T47">-1</text:span><text:span text:style-name="T24">·cm</text:span><text:span text:style-name="T47">-2</text:span></text:p>
          </table:table-cell>
          <table:table-cell table:style-name="t19.C3" table:number-columns-spanned="3" office:value-type="string">
            <text:p text:style-name="P41"><text:span text:style-name="T23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1"><text:span text:style-name="T23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2"><text:span text:style-name="T76"></text:span><text:span text:style-name="T52">1</text:span></text:p>
          </table:table-cell>
          <table:table-cell table:style-name="t19.D4" office:value-type="string">
            <text:p text:style-name="P41"><text:span text:style-name="T77"></text:span><text:span text:style-name="T52">2</text:span></text:p>
          </table:table-cell>
          <table:table-cell table:style-name="t19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8">53.8</text:p>
          </table:table-cell>
          <table:table-cell table:style-name="t19.B5" office:value-type="float" office:value="1179">
            <text:p text:style-name="P24">1179</text:p>
          </table:table-cell>
          <table:table-cell table:style-name="t19.C5" office:value-type="string">
            <text:p text:style-name="P22">$19-50</text:p>
          </table:table-cell>
          <table:table-cell table:style-name="t19.C5" office:value-type="string">
            <text:p text:style-name="P22">$19-60</text:p>
          </table:table-cell>
          <table:table-cell table:style-name="t19.C5" office:value-type="string">
            <text:p text:style-name="P22">$19-70</text:p>
          </table:table-cell>
          <table:table-cell table:style-name="t19.C5" office:value-type="string">
            <text:p text:style-name="P22">$19-80</text:p>
          </table:table-cell>
          <table:table-cell table:style-name="t19.C5" office:value-type="string">
            <text:p text:style-name="P23">$19-00</text:p>
          </table:table-cell>
          <table:table-cell table:style-name="t19.C5" office:value-type="string">
            <text:p text:style-name="P22">$19-10</text:p>
          </table:table-cell>
          <table:table-cell table:style-name="t19.C5" office:value-type="string">
            <text:p text:style-name="P22">$19-20</text:p>
          </table:table-cell>
          <table:table-cell table:style-name="t19.J5" table:number-rows-spanned="5" office:value-type="string">
            <text:p text:style-name="P21">±<text:span text:style-name="T23">20</text:span></text:p>
          </table:table-cell>
        </table:table-row>
        <table:table-row>
          <table:table-cell table:style-name="t19.A5" office:value-type="float" office:value="727">
            <text:p text:style-name="P18">727</text:p>
          </table:table-cell>
          <table:table-cell table:style-name="t19.B5" office:value-type="float" office:value="1180">
            <text:p text:style-name="P24">1180</text:p>
          </table:table-cell>
          <table:table-cell table:style-name="t19.C5" office:value-type="string">
            <text:p text:style-name="P22">$19-51</text:p>
          </table:table-cell>
          <table:table-cell table:style-name="t19.C5" office:value-type="string">
            <text:p text:style-name="P22">$19-61</text:p>
          </table:table-cell>
          <table:table-cell table:style-name="t19.C5" office:value-type="string">
            <text:p text:style-name="P22">$19-71</text:p>
          </table:table-cell>
          <table:table-cell table:style-name="t19.C5" office:value-type="string">
            <text:p text:style-name="P22">$19-81</text:p>
          </table:table-cell>
          <table:table-cell table:style-name="t19.C5" office:value-type="string">
            <text:p text:style-name="P23">$19-01</text:p>
          </table:table-cell>
          <table:table-cell table:style-name="t19.C5" office:value-type="string">
            <text:p text:style-name="P22">$19-11</text:p>
          </table:table-cell>
          <table:table-cell table:style-name="t19.C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float" office:value="6300">
            <text:p text:style-name="P18">6300</text:p>
          </table:table-cell>
          <table:table-cell table:style-name="t19.B5" office:value-type="float" office:value="1181">
            <text:p text:style-name="P24">1181</text:p>
          </table:table-cell>
          <table:table-cell table:style-name="t19.C5" office:value-type="string">
            <text:p text:style-name="P22">$19-52</text:p>
          </table:table-cell>
          <table:table-cell table:style-name="t19.C5" office:value-type="string">
            <text:p text:style-name="P22">$19-62</text:p>
          </table:table-cell>
          <table:table-cell table:style-name="t19.C5" office:value-type="string">
            <text:p text:style-name="P22">$19-72</text:p>
          </table:table-cell>
          <table:table-cell table:style-name="t19.C5" office:value-type="string">
            <text:p text:style-name="P22">$19-82</text:p>
          </table:table-cell>
          <table:table-cell table:style-name="t19.C5" office:value-type="string">
            <text:p text:style-name="P23">$19-02</text:p>
          </table:table-cell>
          <table:table-cell table:style-name="t19.C5" office:value-type="string">
            <text:p text:style-name="P22">$19-12</text:p>
          </table:table-cell>
          <table:table-cell table:style-name="t19.C5" office:value-type="string">
            <text:p text:style-name="P22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8">62100</text:p>
          </table:table-cell>
          <table:table-cell table:style-name="t19.B5" office:value-type="float" office:value="1182">
            <text:p text:style-name="P24">1182</text:p>
          </table:table-cell>
          <table:table-cell table:style-name="t19.C5" office:value-type="string">
            <text:p text:style-name="P22">$19-53</text:p>
          </table:table-cell>
          <table:table-cell table:style-name="t19.C5" office:value-type="string">
            <text:p text:style-name="P22">$19-63</text:p>
          </table:table-cell>
          <table:table-cell table:style-name="t19.C5" office:value-type="string">
            <text:p text:style-name="P22">$19-73</text:p>
          </table:table-cell>
          <table:table-cell table:style-name="t19.C5" office:value-type="string">
            <text:p text:style-name="P22">$19-83</text:p>
          </table:table-cell>
          <table:table-cell table:style-name="t19.C5" office:value-type="string">
            <text:p text:style-name="P23">$19-03</text:p>
          </table:table-cell>
          <table:table-cell table:style-name="t19.C5" office:value-type="string">
            <text:p text:style-name="P22">$19-13</text:p>
          </table:table-cell>
          <table:table-cell table:style-name="t19.C5" office:value-type="string">
            <text:p text:style-name="P22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8">186000</text:p>
          </table:table-cell>
          <table:table-cell table:style-name="t19.B9" office:value-type="float" office:value="1183">
            <text:p text:style-name="P24">1183</text:p>
          </table:table-cell>
          <table:table-cell table:style-name="t19.C9" office:value-type="string">
            <text:p text:style-name="P22">$19-54</text:p>
          </table:table-cell>
          <table:table-cell table:style-name="t19.C9" office:value-type="string">
            <text:p text:style-name="P22">$19-64</text:p>
          </table:table-cell>
          <table:table-cell table:style-name="t19.C9" office:value-type="string">
            <text:p text:style-name="P22">$19-74</text:p>
          </table:table-cell>
          <table:table-cell table:style-name="t19.C9" office:value-type="string">
            <text:p text:style-name="P22">$19-84</text:p>
          </table:table-cell>
          <table:table-cell table:style-name="t19.C9" office:value-type="string">
            <text:p text:style-name="P23">$19-04</text:p>
          </table:table-cell>
          <table:table-cell table:style-name="t19.C9" office:value-type="string">
            <text:p text:style-name="P22">$19-14</text:p>
          </table:table-cell>
          <table:table-cell table:style-name="t19.C9" office:value-type="string">
            <text:p text:style-name="P22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6"><text:span text:style-name="T29">BDPS-02 </text:span><text:span text:style-name="T29">(</text:span><text:span text:style-name="T43">b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5"><text:span text:style-name="T23">Flux density in test point</text:span> <text:span text:style-name="T121"></text:span><text:span text:style-name="T52">0</text:span><text:span text:style-name="T53">i</text:span>,</text:p>
            <text:p text:style-name="P66"><text:s/><text:span text:style-name="T24">min</text:span><text:span text:style-name="T44">-1</text:span>·<text:span text:style-name="T24">cm</text:span><text:span text:style-name="T44">-2</text:span></text:p>
          </table:table-cell>
          <table:table-cell table:style-name="t20.B2" table:number-rows-spanned="3" office:value-type="string">
            <text:p text:style-name="P67">Radia-tion source <text:s/>number</text:p>
          </table:table-cell>
          <table:table-cell table:style-name="t20.B2" table:number-columns-spanned="5" office:value-type="string">
            <text:p text:style-name="P41"><text:span text:style-name="T23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0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20.J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1"><text:span text:style-name="T23">Back-ground</text:span>, <text:span text:style-name="T73"></text:span><text:span text:style-name="T60">0</text:span><text:span text:style-name="T61">i</text:span><text:span text:style-name="T71">,</text:span></text:p>
            <text:p text:style-name="P40"><text:span text:style-name="T24"><text:s/>min</text:span><text:span text:style-name="T47">-1</text:span><text:span text:style-name="T24">·cm</text:span><text:span text:style-name="T47">-2</text:span></text:p>
          </table:table-cell>
          <table:table-cell table:style-name="t20.C3" table:number-columns-spanned="3" office:value-type="string">
            <text:p text:style-name="P41"><text:span text:style-name="T23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1"><text:span text:style-name="T23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76"></text:span><text:span text:style-name="T52">1</text:span></text:p>
          </table:table-cell>
          <table:table-cell table:style-name="t20.D4" office:value-type="string">
            <text:p text:style-name="P41"><text:span text:style-name="T77"></text:span><text:span text:style-name="T52">2</text:span></text:p>
          </table:table-cell>
          <table:table-cell table:style-name="t20.D4" office:value-type="string">
            <text:p text:style-name="P41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8">97</text:p>
          </table:table-cell>
          <table:table-cell table:style-name="t20.B5" office:value-type="float" office:value="660">
            <text:p text:style-name="P24">0660</text:p>
          </table:table-cell>
          <table:table-cell table:style-name="t20.C5" office:value-type="string">
            <text:p text:style-name="P22">$20-50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3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23">20</text:span></text:p>
          </table:table-cell>
        </table:table-row>
        <table:table-row>
          <table:table-cell table:style-name="t20.A5" office:value-type="float" office:value="232">
            <text:p text:style-name="P18">232</text:p>
          </table:table-cell>
          <table:table-cell table:style-name="t20.B5" office:value-type="float" office:value="0">
            <text:p text:style-name="P24">6905</text:p>
          </table:table-cell>
          <table:table-cell table:style-name="t20.C5" office:value-type="string">
            <text:p text:style-name="P22">$20-51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3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float" office:value="5700">
            <text:p text:style-name="P18">5700</text:p>
          </table:table-cell>
          <table:table-cell table:style-name="t20.B5" office:value-type="float" office:value="0">
            <text:p text:style-name="P24">0661</text:p>
          </table:table-cell>
          <table:table-cell table:style-name="t20.C5" office:value-type="string">
            <text:p text:style-name="P22">$20-52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3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8">52000</text:p>
          </table:table-cell>
          <table:table-cell table:style-name="t20.B5" office:value-type="float" office:value="0">
            <text:p text:style-name="P24">0662</text:p>
          </table:table-cell>
          <table:table-cell table:style-name="t20.C5" office:value-type="string">
            <text:p text:style-name="P22">$20-53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3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8">377100</text:p>
          </table:table-cell>
          <table:table-cell table:style-name="t20.B9" office:value-type="float" office:value="0">
            <text:p text:style-name="P24">15014</text:p>
          </table:table-cell>
          <table:table-cell table:style-name="t20.C9" office:value-type="string">
            <text:p text:style-name="P22">$20-54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3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6"><text:span text:style-name="T29">BDPS-02 </text:span><text:span text:style-name="T29">(</text:span><text:span text:style-name="T43">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7"><text:span text:style-name="T23">Dose rate at check point</text:span> <text:span text:style-name="T67">Ḣ</text:span><text:span text:style-name="T54">oi</text:span><text:span text:style-name="T83">(10)</text:span></text:p>
          </table:table-cell>
          <table:table-cell table:style-name="t21.B2" table:number-rows-spanned="3" office:value-type="string">
            <text:p text:style-name="P67">Radia-tion source <text:s/>number</text:p>
          </table:table-cell>
          <table:table-cell table:style-name="t21.B2" table:number-rows-spanned="3" office:value-type="string">
            <text:p text:style-name="P48"><text:span text:style-name="T23">Distan-ce to source</text:span>, </text:p>
            <text:p text:style-name="P49">R, сm</text:p>
          </table:table-cell>
          <table:table-cell table:style-name="t21.B2" table:number-columns-spanned="5" office:value-type="string">
            <text:p text:style-name="P41"><text:span text:style-name="T2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72">Relative gamma radiation dose rate measure-ment</text:span> <text:span text:style-name="T23">error</text:span></text:p>
            <text:p text:style-name="P55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1.B2" table:number-rows-spanned="3" office:value-type="string">
            <text:p text:style-name="P53"><text:span text:style-name="T23">Confidence limit of the intrinsic <text:s/>relative error</text:span> <text:span text:style-name="T70">Δ</text:span><text:span text:style-name="T62">i</text:span><text:span text:style-name="T23">,</text:span> % <text:span text:style-name="T23">during calibration</text:span></text:p>
          </table:table-cell>
          <table:table-cell table:style-name="t21.K2" table:number-rows-spanned="3" office:value-type="string">
            <text:p text:style-name="P50"><text:span text:style-name="T23">Limits of intrinsic relative error</text:span>, </text:p>
            <text:p text:style-name="P50">% </text:p>
            <text:p text:style-name="P51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1"><text:span text:style-name="T23">Back-ground</text:span>, <text:span text:style-name="T24">nSv</text:span><text:span text:style-name="T50">/</text:span><text:span text:style-name="T24">h</text:span></text:p>
          </table:table-cell>
          <table:table-cell table:style-name="t21.D3" table:number-columns-spanned="3" office:value-type="string">
            <text:p text:style-name="P41"><text:span text:style-name="T23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1"><text:span text:style-name="T23">Average value</text:span>, <text:span text:style-name="T24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2"><text:span text:style-name="T50">H</text:span><text:span text:style-name="T52">1</text:span></text:p>
          </table:table-cell>
          <table:table-cell table:style-name="t21.D3" office:value-type="string">
            <text:p text:style-name="P41"><text:span text:style-name="T24">H</text:span><text:span text:style-name="T52">2</text:span></text:p>
          </table:table-cell>
          <table:table-cell table:style-name="t21.D3" office:value-type="string">
            <text:p text:style-name="P41"><text:span text:style-name="T24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5">0,7 Sv/h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$21-40</text:p>
          </table:table-cell>
          <table:table-cell table:style-name="t21.B5" office:value-type="string">
            <text:p text:style-name="P22">$21-50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3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K5" table:number-rows-spanned="6" office:value-type="string">
            <text:p text:style-name="P21">±<text:span text:style-name="T65">20</text:span></text:p>
          </table:table-cell>
        </table:table-row>
        <table:table-row>
          <table:table-cell table:style-name="t21.A5" office:value-type="string">
            <text:p text:style-name="P15">7 Sv/h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$21-41</text:p>
          </table:table-cell>
          <table:table-cell table:style-name="t21.B5" office:value-type="string">
            <text:p text:style-name="P22">$21-51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3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15">70 Sv/h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$21-42</text:p>
          </table:table-cell>
          <table:table-cell table:style-name="t21.B5" office:value-type="string">
            <text:p text:style-name="P22">$21-52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3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15">0.7 mSv/h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$21-43</text:p>
          </table:table-cell>
          <table:table-cell table:style-name="t21.B5" office:value-type="string">
            <text:p text:style-name="P22">$21-53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3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5" office:value-type="string">
            <text:p text:style-name="P15">7,0 mSv/h</text:p>
          </table:table-cell>
          <table:table-cell table:style-name="t21.B5" office:value-type="string">
            <text:p text:style-name="P22">$21-34</text:p>
          </table:table-cell>
          <table:table-cell table:style-name="t21.B5" office:value-type="string">
            <text:p text:style-name="P22">$21-44</text:p>
          </table:table-cell>
          <table:table-cell table:style-name="t21.B5" office:value-type="string">
            <text:p text:style-name="P22">$21-54</text:p>
          </table:table-cell>
          <table:table-cell table:style-name="t21.B5" office:value-type="string">
            <text:p text:style-name="P22">$21-64</text:p>
          </table:table-cell>
          <table:table-cell table:style-name="t21.B5" office:value-type="string">
            <text:p text:style-name="P22">$21-74</text:p>
          </table:table-cell>
          <table:table-cell table:style-name="t21.B5" office:value-type="string">
            <text:p text:style-name="P22">$21-84</text:p>
          </table:table-cell>
          <table:table-cell table:style-name="t21.B5" office:value-type="string">
            <text:p text:style-name="P23">$21-04</text:p>
          </table:table-cell>
          <table:table-cell table:style-name="t21.B5" office:value-type="string">
            <text:p text:style-name="P22">$21-14</text:p>
          </table:table-cell>
          <table:table-cell table:style-name="t21.B5" office:value-type="string">
            <text:p text:style-name="P22">$21-24</text:p>
          </table:table-cell>
          <table:covered-table-cell/>
        </table:table-row>
        <table:table-row>
          <table:table-cell table:style-name="t21.A10" office:value-type="string">
            <text:p text:style-name="P15">20 mSv/h</text:p>
          </table:table-cell>
          <table:table-cell table:style-name="t21.B10" office:value-type="string">
            <text:p text:style-name="P22">$21-30</text:p>
          </table:table-cell>
          <table:table-cell table:style-name="t21.B10" office:value-type="string">
            <text:p text:style-name="P22">$21-40</text:p>
          </table:table-cell>
          <table:table-cell table:style-name="t21.B10" office:value-type="string">
            <text:p text:style-name="P22">$21-50</text:p>
          </table:table-cell>
          <table:table-cell table:style-name="t21.B10" office:value-type="string">
            <text:p text:style-name="P22">$21-60</text:p>
          </table:table-cell>
          <table:table-cell table:style-name="t21.B10" office:value-type="string">
            <text:p text:style-name="P22">$21-70</text:p>
          </table:table-cell>
          <table:table-cell table:style-name="t21.B10" office:value-type="string">
            <text:p text:style-name="P22">$21-80</text:p>
          </table:table-cell>
          <table:table-cell table:style-name="t21.B10" office:value-type="string">
            <text:p text:style-name="P23">$21-00</text:p>
          </table:table-cell>
          <table:table-cell table:style-name="t21.B10" office:value-type="string">
            <text:p text:style-name="P22">$21-10</text:p>
          </table:table-cell>
          <table:table-cell table:style-name="t21.B10" office:value-type="string">
            <text:p text:style-name="P22">$21-20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><draw:frame draw:style-name="Mfr1" draw:name="Графический объект1" text:anchor-type="paragraph" svg:y="-0.4008in" svg:width="7.4807in" svg:height="1.3571in" draw:z-index="0"><draw:image xlink:href="Pictures/10000000000002F30000007DF49988BF.png" xlink:type="simple" xlink:show="embed" xlink:actuate="onLoad"/></draw:frame></text:p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24T16:06:19.43</dc:date>
    <meta:print-date>2019-04-03T15:18:00</meta:print-date>
    <meta:editing-cycles>99</meta:editing-cycles>
    <meta:editing-duration>PT7H53M33S</meta:editing-duration>
    <meta:generator>OpenOffice/4.1.6$Win32 OpenOffice.org_project/416m1$Build-9790</meta:generator>
    <meta:document-statistic meta:table-count="76" meta:image-count="1" meta:object-count="0" meta:page-count="11" meta:paragraph-count="1690" meta:word-count="3315" meta:character-count="18039"/>
  </office:meta>
</office:document-meta>
</file>